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752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3154in"/>
    </style:style>
    <style:style style:name="co6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eeeeee" fo:border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rth (RF0LF0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1" office:value-type="string" calcext:value-type="string">
            <text:p>North X Population</text:p>
          </table:table-cell>
          <table:table-cell table:style-name="ce1"/>
          <table:table-cell/>
          <table:table-cell table:style-name="ce1" office:value-type="string" calcext:value-type="string">
            <text:p>North Y Population</text:p>
          </table:table-cell>
          <table:table-cell table:style-name="ce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office:value-type="string" calcext:value-type="string">
            <text:p>n=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n=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Full popul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office:value-type="string" calcext:value-type="string">
            <text:p>mu=</text:p>
          </table:table-cell>
          <table:table-cell table:style-name="ce2" table:formula="of:=AVERAGE([.B2:.B5002])" office:value-type="float" office:value="104.902219556089" calcext:value-type="float">
            <text:p>104.9022195561</text:p>
          </table:table-cell>
          <table:table-cell/>
          <table:table-cell table:style-name="ce2" office:value-type="string" calcext:value-type="string">
            <text:p>mu=</text:p>
          </table:table-cell>
          <table:table-cell table:style-name="ce2" table:formula="of:=AVERAGE([.C2:.C5002])" office:value-type="float" office:value="652.22975404919" calcext:value-type="float">
            <text:p>652.2297540492</text:p>
          </table:table-cell>
          <table:table-cell office:value-type="string" calcext:value-type="string">
            <text:p>mean of full population; Null hypothesis mu should equal this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office:value-type="string" calcext:value-type="string">
            <text:p>std. Dev=</text:p>
          </table:table-cell>
          <table:table-cell table:style-name="ce2" table:formula="of:=STDEV([.B2:.B5002])" office:value-type="float" office:value="20.3255857744024" calcext:value-type="float">
            <text:p>20.3255857744</text:p>
          </table:table-cell>
          <table:table-cell/>
          <table:table-cell table:style-name="ce2" office:value-type="string" calcext:value-type="string">
            <text:p>std. Dev=</text:p>
          </table:table-cell>
          <table:table-cell table:style-name="ce2" table:formula="of:=STDEV([.C2:.C5002])" office:value-type="float" office:value="9.1534366507611" calcext:value-type="float">
            <text:p>9.1534366508</text:p>
          </table:table-cell>
          <table:table-cell office:value-type="string" calcext:value-type="string">
            <text:p>population standard devi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office:value-type="string" calcext:value-type="string">
            <text:p>Sample Population</text:p>
          </table:table-cell>
          <table:table-cell table:style-name="ce2"/>
          <table:table-cell/>
          <table:table-cell table:style-name="ce2" office:value-type="string" calcext:value-type="string">
            <text:p>Sample Population</text:p>
          </table:table-cell>
          <table:table-cell table:style-name="ce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office:value-type="string" calcext:value-type="string">
            <text:p>n=</text:p>
          </table:table-cell>
          <table:table-cell table:style-name="ce2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n=</text:p>
          </table:table-cell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sample si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office:value-type="string" calcext:value-type="string">
            <text:p>sample mean, xbar=</text:p>
          </table:table-cell>
          <table:table-cell table:style-name="ce2" table:formula="of:=AVERAGE([.B2:.B1002])" office:value-type="float" office:value="112.863136863137" calcext:value-type="float">
            <text:p>112.8631368631</text:p>
          </table:table-cell>
          <table:table-cell/>
          <table:table-cell table:style-name="ce2" office:value-type="string" calcext:value-type="string">
            <text:p>sample mean, xbar=</text:p>
          </table:table-cell>
          <table:table-cell table:style-name="ce2" table:formula="of:=AVERAGE([.C2:.C1002])" office:value-type="float" office:value="653.843156843157" calcext:value-type="float">
            <text:p>653.8431568432</text:p>
          </table:table-cell>
          <table:table-cell office:value-type="string" calcext:value-type="string">
            <text:p>sample me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office:value-type="string" calcext:value-type="string">
            <text:p>sample std. Dev.</text:p>
          </table:table-cell>
          <table:table-cell table:style-name="ce2" table:formula="of:=STDEV([.B2:.B1002])" office:value-type="float" office:value="23.6549836134006" calcext:value-type="float">
            <text:p>23.6549836134</text:p>
          </table:table-cell>
          <table:table-cell/>
          <table:table-cell table:style-name="ce2" office:value-type="string" calcext:value-type="string">
            <text:p>sample std. Dev.</text:p>
          </table:table-cell>
          <table:table-cell table:style-name="ce2" table:formula="of:=STDEV([.C2:.C1002])" office:value-type="float" office:value="9.58198182133402" calcext:value-type="float">
            <text:p>9.5819818213</text:p>
          </table:table-cell>
          <table:table-cell office:value-type="string" calcext:value-type="string">
            <text:p>sample standard devia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office:value-type="string" calcext:value-type="string">
            <text:p>z= (xbar – mu)/(sigma/sqrt(n))</text:p>
          </table:table-cell>
          <table:table-cell table:style-name="ce2" table:formula="of:=([.F10] - [.F5])/([.F6]/SQRT([.F9]))" office:value-type="float" office:value="12.3856853297829" calcext:value-type="float">
            <text:p>12.3856853298</text:p>
          </table:table-cell>
          <table:table-cell/>
          <table:table-cell table:style-name="ce2" office:value-type="string" calcext:value-type="string">
            <text:p>z= (xbar – mu)/(sigma/sqrt(n))</text:p>
          </table:table-cell>
          <table:table-cell table:style-name="ce2" table:formula="of:=([.I10] - [.I5])/([.I6]/SQRT([.I9]))" office:value-type="float" office:value="5.57389296160123" calcext:value-type="float">
            <text:p>5.5738929616</text:p>
          </table:table-cell>
          <table:table-cell office:value-type="string" calcext:value-type="string">
            <text:p>test statistic val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office:value-type="string" calcext:value-type="string">
            <text:p>a=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table:style-name="ce2" office:value-type="string" calcext:value-type="string">
            <text:p>a=</text:p>
          </table:table-cell>
          <table:table-cell table:style-name="ce2" office:value-type="float" office:value="0.01" calcext:value-type="float">
            <text:p>0.01</text:p>
          </table:table-cell>
          <table:table-cell office:value-type="string" calcext:value-type="string">
            <text:p>probability of type 1 err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office:value-type="string" calcext:value-type="string">
            <text:p>Rej. Reg. (z &gt;=za/2 or z &lt;=-za/2)</text:p>
          </table:table-cell>
          <table:table-cell table:style-name="ce2" table:formula="of:=-LEGACY.NORMSINV([.F16]/2)" office:value-type="float" office:value="2.5758293035489" calcext:value-type="float">
            <text:p>2.5758293035</text:p>
          </table:table-cell>
          <table:table-cell/>
          <table:table-cell table:style-name="ce2" office:value-type="string" calcext:value-type="string">
            <text:p>Rej. Reg. (z &gt;=za/2 or z &lt;=-za/2)</text:p>
          </table:table-cell>
          <table:table-cell table:style-name="ce2" table:formula="of:=-LEGACY.NORMSINV([.I16]/2)" office:value-type="float" office:value="2.5758293035489" calcext:value-type="float">
            <text:p>2.5758293035</text:p>
          </table:table-cell>
          <table:table-cell office:value-type="string" calcext:value-type="string">
            <text:p>value of za/2 (should be plus/minus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office:value-type="string" calcext:value-type="string">
            <text:p>plus or minus rejection region</text:p>
          </table:table-cell>
          <table:table-cell table:style-name="ce2" table:formula="of:=[.F17]*([.F6]/SQRT([.F9]))" office:value-type="float" office:value="1.65561804103928" calcext:value-type="float">
            <text:p>1.655618041</text:p>
          </table:table-cell>
          <table:table-cell/>
          <table:table-cell table:style-name="ce2" office:value-type="string" calcext:value-type="string">
            <text:p>plus or minus rejection region</text:p>
          </table:table-cell>
          <table:table-cell table:style-name="ce2" table:formula="of:=[.I17]*([.I6]/SQRT([.I9]))" office:value-type="float" office:value="0.745592034823202" calcext:value-type="float">
            <text:p>0.74559203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office:value-type="string" calcext:value-type="string">
            <text:p>Upper xbar=(mu + (s/sqr(n))z(a/2)</text:p>
          </table:table-cell>
          <table:table-cell table:style-name="ce2" table:formula="of:=[.F5]+[.F17]*([.F6]/SQRT([.F9]))" office:value-type="float" office:value="106.557837597128" calcext:value-type="float">
            <text:p>106.5578375971</text:p>
          </table:table-cell>
          <table:table-cell/>
          <table:table-cell table:style-name="ce2" office:value-type="string" calcext:value-type="string">
            <text:p>Upper xbar=mu + ((s/sqr(n))z(a/2))</text:p>
          </table:table-cell>
          <table:table-cell table:style-name="ce2" table:formula="of:=[.I5]+[.I17]*([.I6]/SQRT([.I9]))" office:value-type="float" office:value="652.975346084013" calcext:value-type="float">
            <text:p>652.975346084</text:p>
          </table:table-cell>
          <table:table-cell office:value-type="string" calcext:value-type="string">
            <text:p>upper value of sample mean that is acceptable in the null hypothes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office:value-type="string" calcext:value-type="string">
            <text:p>Lower xbar=(mu + (s/sqr(n))(-z(a/2))</text:p>
          </table:table-cell>
          <table:table-cell table:style-name="ce2" table:formula="of:=[.F5]+-[.F17]*([.F6]/SQRT([.F9]))" office:value-type="float" office:value="103.24660151505" calcext:value-type="float">
            <text:p>103.2466015151</text:p>
          </table:table-cell>
          <table:table-cell/>
          <table:table-cell table:style-name="ce2" office:value-type="string" calcext:value-type="string">
            <text:p>Lower xbar=mu + ((s/sqr(n))(-z(a/2))</text:p>
          </table:table-cell>
          <table:table-cell table:style-name="ce2" table:formula="of:=[.I5]+-[.I17]*([.I6]/SQRT([.I9]))" office:value-type="float" office:value="651.484162014367" calcext:value-type="float">
            <text:p>651.4841620144</text:p>
          </table:table-cell>
          <table:table-cell office:value-type="string" calcext:value-type="string">
            <text:p>lower value of sample mean that is acceptable in the null hypothes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office:value-type="string" calcext:value-type="string">
            <text:p>B(xbar)=</text:p>
          </table:table-cell>
          <table:table-cell table:style-name="ce2" table:formula="of:=LEGACY.NORMSDIST([.F17]+([.F5]-[.F10])/([.F6]/SQRT([.F9]))) - LEGACY.NORMSDIST(-[.F17] + ([.F5] - [.F10])/([.F6]/SQRT([.F9])))" office:value-type="float" office:value="5.10570743948337E-023" calcext:value-type="float">
            <text:p>5.10570743948337E-023</text:p>
          </table:table-cell>
          <table:table-cell/>
          <table:table-cell table:style-name="ce2" office:value-type="string" calcext:value-type="string">
            <text:p>B(xbar)=</text:p>
          </table:table-cell>
          <table:table-cell table:style-name="ce2" table:formula="of:=LEGACY.NORMSDIST([.I17]+([.I5]-[.I10])/([.I6]/SQRT([.I9]))) - LEGACY.NORMSDIST(-[.I17] + ([.I5] - [.I10])/([.I6]/SQRT([.I9])))" office:value-type="float" office:value="0.00135850457385619" calcext:value-type="float">
            <text:p>0.0013585046</text:p>
          </table:table-cell>
          <table:table-cell office:value-type="string" calcext:value-type="string">
            <text:p>probability of type 2 err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office:value-type="string" calcext:value-type="string">
            <text:p>B(lower xbar)=</text:p>
          </table:table-cell>
          <table:table-cell table:style-name="ce2" table:formula="of:=LEGACY.NORMSDIST([.F17]+([.F5]-[.F20])/([.F6]/SQRT([.F9]))) - LEGACY.NORMSDIST(-[.F17] + ([.F5] - [.F20])/([.F6]/SQRT([.F9])))" office:value-type="float" office:value="0.499999870903635" calcext:value-type="float">
            <text:p>0.4999998709</text:p>
          </table:table-cell>
          <table:table-cell/>
          <table:table-cell table:style-name="ce2" office:value-type="string" calcext:value-type="string">
            <text:p>B(lower xbar)=</text:p>
          </table:table-cell>
          <table:table-cell table:style-name="ce2" table:formula="of:=LEGACY.NORMSDIST([.I17]+([.I5]-[.I20])/([.I6]/SQRT([.I9]))) - LEGACY.NORMSDIST(-[.I17] + ([.I5] - [.I20])/([.I6]/SQRT([.I9])))" office:value-type="float" office:value="0.499999870903671" calcext:value-type="float">
            <text:p>0.49999987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office:value-type="string" calcext:value-type="string">
            <text:p>B(upper xbar)=</text:p>
          </table:table-cell>
          <table:table-cell table:style-name="ce2"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table:style-name="ce2" office:value-type="string" calcext:value-type="string">
            <text:p>B(upper xbar)=</text:p>
          </table:table-cell>
          <table:table-cell table:style-name="ce2" table:formula="of:=LEGACY.NORMSDIST([.I17]+([.I5]-[.I19])/([.I6]/SQRT([.I9]))) - LEGACY.NORMSDIST(-[.I17] + ([.I5] - [.I19])/([.I6]/SQRT([.I9])))" office:value-type="float" office:value="0.499999870903671" calcext:value-type="float">
            <text:p>0.49999987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office:value-type="string" calcext:value-type="string">
            <text:p>n(xbar)=</text:p>
          </table:table-cell>
          <table:table-cell table:style-name="ce2" table:formula="of:=(([.F6]*([.F17]+(-LEGACY.NORMSINV([.F22]))))/([.F5]-[.F20]))" office:value-type="float" office:value="152.055790227577" calcext:value-type="float">
            <text:p>152.0557902276</text:p>
          </table:table-cell>
          <table:table-cell/>
          <table:table-cell table:style-name="ce2" office:value-type="string" calcext:value-type="string">
            <text:p>n(xbar)=</text:p>
          </table:table-cell>
          <table:table-cell table:style-name="ce2" table:formula="of:=(([.I6]*([.I17]+(-LEGACY.NORMSINV([.I22]))))/([.I5]-[.I20]))" office:value-type="float" office:value="68.4292129465149" calcext:value-type="float">
            <text:p>68.4292129465</text:p>
          </table:table-cell>
          <table:table-cell office:value-type="string" calcext:value-type="string">
            <text:p>sample size needed to ascertain a type 2 probability as specifi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3" calcext:value-type="float">
            <text:p>14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" calcext:value-type="float">
            <text:p>14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9" calcext:value-type="float">
            <text:p>139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2" calcext:value-type="float">
            <text:p>142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1" calcext:value-type="float">
            <text:p>141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3" calcext:value-type="float">
            <text:p>14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9" calcext:value-type="float">
            <text:p>13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" calcext:value-type="float">
            <text:p>10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" calcext:value-type="float">
            <text:p>10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1" calcext:value-type="float">
            <text:p>10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1" calcext:value-type="float">
            <text:p>10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" calcext:value-type="float">
            <text:p>9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" calcext:value-type="float">
            <text:p>9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8" calcext:value-type="float">
            <text:p>9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8" calcext:value-type="float">
            <text:p>9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9" calcext:value-type="float">
            <text:p>9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9" calcext:value-type="float">
            <text:p>9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9" calcext:value-type="float">
            <text:p>129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9" calcext:value-type="float">
            <text:p>129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3" calcext:value-type="float">
            <text:p>10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" calcext:value-type="float">
            <text:p>10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4" calcext:value-type="float">
            <text:p>10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4" calcext:value-type="float">
            <text:p>10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1" calcext:value-type="float">
            <text:p>9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0" calcext:value-type="float">
            <text:p>13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3" calcext:value-type="float">
            <text:p>13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" calcext:value-type="float">
            <text:p>13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2" calcext:value-type="float">
            <text:p>13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9" calcext:value-type="float">
            <text:p>12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9" calcext:value-type="float">
            <text:p>12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7" calcext:value-type="float">
            <text:p>13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7" calcext:value-type="float">
            <text:p>13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1" calcext:value-type="float">
            <text:p>131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1" calcext:value-type="float">
            <text:p>131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3" calcext:value-type="float">
            <text:p>13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4" calcext:value-type="float">
            <text:p>13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4" calcext:value-type="float">
            <text:p>13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5" calcext:value-type="float">
            <text:p>13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5" calcext:value-type="float">
            <text:p>13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5" calcext:value-type="float">
            <text:p>135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5" calcext:value-type="float">
            <text:p>135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3" calcext:value-type="float">
            <text:p>13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3" calcext:value-type="float">
            <text:p>13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3" calcext:value-type="float">
            <text:p>13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6" calcext:value-type="float">
            <text:p>13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6" calcext:value-type="float">
            <text:p>13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7" calcext:value-type="float">
            <text:p>13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7" calcext:value-type="float">
            <text:p>13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0" calcext:value-type="float">
            <text:p>12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0" calcext:value-type="float">
            <text:p>12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3" calcext:value-type="float">
            <text:p>123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1" calcext:value-type="float">
            <text:p>13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4" calcext:value-type="float">
            <text:p>13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" calcext:value-type="float">
            <text:p>13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" calcext:value-type="float">
            <text:p>13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5" calcext:value-type="float">
            <text:p>13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" calcext:value-type="float">
            <text:p>13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5" calcext:value-type="float">
            <text:p>13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5" calcext:value-type="float">
            <text:p>135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0" calcext:value-type="float">
            <text:p>13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0" calcext:value-type="float">
            <text:p>13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3" calcext:value-type="float">
            <text:p>13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3" calcext:value-type="float">
            <text:p>13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4" calcext:value-type="float">
            <text:p>13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4" calcext:value-type="float">
            <text:p>13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4" calcext:value-type="float">
            <text:p>13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0" calcext:value-type="float">
            <text:p>13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0" calcext:value-type="float">
            <text:p>13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" calcext:value-type="float">
            <text:p>13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9" calcext:value-type="float">
            <text:p>13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" calcext:value-type="float">
            <text:p>13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" calcext:value-type="float">
            <text:p>13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1" calcext:value-type="float">
            <text:p>13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1" calcext:value-type="float">
            <text:p>13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1" calcext:value-type="float">
            <text:p>13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6" calcext:value-type="float">
            <text:p>12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6" calcext:value-type="float">
            <text:p>12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6" calcext:value-type="float">
            <text:p>12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1" calcext:value-type="float">
            <text:p>14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6" calcext:value-type="float">
            <text:p>13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6" calcext:value-type="float">
            <text:p>13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1" calcext:value-type="float">
            <text:p>141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1" calcext:value-type="float">
            <text:p>141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1" calcext:value-type="float">
            <text:p>14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1" calcext:value-type="float">
            <text:p>14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9" calcext:value-type="float">
            <text:p>13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9" calcext:value-type="float">
            <text:p>13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6" calcext:value-type="float">
            <text:p>14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6" calcext:value-type="float">
            <text:p>14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6" calcext:value-type="float">
            <text:p>14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0" calcext:value-type="float">
            <text:p>14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0" calcext:value-type="float">
            <text:p>14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" calcext:value-type="float">
            <text:p>14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" calcext:value-type="float">
            <text:p>14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9" calcext:value-type="float">
            <text:p>13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9" calcext:value-type="float">
            <text:p>13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8" calcext:value-type="float">
            <text:p>13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8" calcext:value-type="float">
            <text:p>13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8" calcext:value-type="float">
            <text:p>13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0" calcext:value-type="float">
            <text:p>14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0" calcext:value-type="float">
            <text:p>14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0" calcext:value-type="float">
            <text:p>14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0" calcext:value-type="float">
            <text:p>14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2" calcext:value-type="float">
            <text:p>13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7" calcext:value-type="float">
            <text:p>12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7" calcext:value-type="float">
            <text:p>12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1" calcext:value-type="float">
            <text:p>13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1" calcext:value-type="float">
            <text:p>13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31" calcext:value-type="float">
            <text:p>13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6" calcext:value-type="float">
            <text:p>13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6" calcext:value-type="float">
            <text:p>13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3" calcext:value-type="float">
            <text:p>13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3" calcext:value-type="float">
            <text:p>13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3" calcext:value-type="float">
            <text:p>13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33" calcext:value-type="float">
            <text:p>13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3" calcext:value-type="float">
            <text:p>13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2" calcext:value-type="float">
            <text:p>14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6" calcext:value-type="float">
            <text:p>12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6" calcext:value-type="float">
            <text:p>12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6" calcext:value-type="float">
            <text:p>12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0" calcext:value-type="float">
            <text:p>130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4" calcext:value-type="float">
            <text:p>124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4" calcext:value-type="float">
            <text:p>124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8" calcext:value-type="float">
            <text:p>128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8" calcext:value-type="float">
            <text:p>128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8" calcext:value-type="float">
            <text:p>128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8" calcext:value-type="float">
            <text:p>12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9" calcext:value-type="float">
            <text:p>12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7" calcext:value-type="float">
            <text:p>127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7" calcext:value-type="float">
            <text:p>127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6" calcext:value-type="float">
            <text:p>12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6" calcext:value-type="float">
            <text:p>12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26" calcext:value-type="float">
            <text:p>12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2" calcext:value-type="float">
            <text:p>13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2" calcext:value-type="float">
            <text:p>13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8" calcext:value-type="float">
            <text:p>12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8" calcext:value-type="float">
            <text:p>12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8" calcext:value-type="float">
            <text:p>12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7" calcext:value-type="float">
            <text:p>12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7" calcext:value-type="float">
            <text:p>12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7" calcext:value-type="float">
            <text:p>12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1" calcext:value-type="float">
            <text:p>13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1" calcext:value-type="float">
            <text:p>13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6" calcext:value-type="float">
            <text:p>12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6" calcext:value-type="float">
            <text:p>12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1" calcext:value-type="float">
            <text:p>12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1" calcext:value-type="float">
            <text:p>12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1" calcext:value-type="float">
            <text:p>12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29" calcext:value-type="float">
            <text:p>12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9" calcext:value-type="float">
            <text:p>12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0" calcext:value-type="float">
            <text:p>130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30" calcext:value-type="float">
            <text:p>130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31" calcext:value-type="float">
            <text:p>131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7" calcext:value-type="float">
            <text:p>127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27" calcext:value-type="float">
            <text:p>127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7" calcext:value-type="float">
            <text:p>127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1" calcext:value-type="float">
            <text:p>13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3" calcext:value-type="float">
            <text:p>12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3" calcext:value-type="float">
            <text:p>12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3" calcext:value-type="float">
            <text:p>12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28" calcext:value-type="float">
            <text:p>12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8" calcext:value-type="float">
            <text:p>12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5" calcext:value-type="float">
            <text:p>125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5" calcext:value-type="float">
            <text:p>125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34" calcext:value-type="float">
            <text:p>13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4" calcext:value-type="float">
            <text:p>13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34" calcext:value-type="float">
            <text:p>13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4" calcext:value-type="float">
            <text:p>13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4" calcext:value-type="float">
            <text:p>13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35" calcext:value-type="float">
            <text:p>13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35" calcext:value-type="float">
            <text:p>13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5" calcext:value-type="float">
            <text:p>13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9" calcext:value-type="float">
            <text:p>129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9" calcext:value-type="float">
            <text:p>129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1" calcext:value-type="float">
            <text:p>12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23" calcext:value-type="float">
            <text:p>12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3" calcext:value-type="float">
            <text:p>12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3" calcext:value-type="float">
            <text:p>12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5" calcext:value-type="float">
            <text:p>13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5" calcext:value-type="float">
            <text:p>13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8" calcext:value-type="float">
            <text:p>12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28" calcext:value-type="float">
            <text:p>12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1" calcext:value-type="float">
            <text:p>131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31" calcext:value-type="float">
            <text:p>131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31" calcext:value-type="float">
            <text:p>131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7" calcext:value-type="float">
            <text:p>127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6" calcext:value-type="float">
            <text:p>126</text:p>
          </table:table-cell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6" calcext:value-type="float">
            <text:p>126</text:p>
          </table:table-cell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6" calcext:value-type="float">
            <text:p>126</text:p>
          </table:table-cell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9" calcext:value-type="float">
            <text:p>12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9" calcext:value-type="float">
            <text:p>12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7" calcext:value-type="float">
            <text:p>127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7" calcext:value-type="float">
            <text:p>127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7" calcext:value-type="float">
            <text:p>127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7" calcext:value-type="float">
            <text:p>12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7" calcext:value-type="float">
            <text:p>12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7" calcext:value-type="float">
            <text:p>12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30" calcext:value-type="float">
            <text:p>13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2" calcext:value-type="float">
            <text:p>10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2" calcext:value-type="float">
            <text:p>10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2" calcext:value-type="float">
            <text:p>102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2" calcext:value-type="float">
            <text:p>102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2" calcext:value-type="float">
            <text:p>102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1" calcext:value-type="float">
            <text:p>10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1" calcext:value-type="float">
            <text:p>10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3" calcext:value-type="float">
            <text:p>93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3" calcext:value-type="float">
            <text:p>93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3" calcext:value-type="float">
            <text:p>93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9" calcext:value-type="float">
            <text:p>109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9" calcext:value-type="float">
            <text:p>109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6" calcext:value-type="float">
            <text:p>10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6" calcext:value-type="float">
            <text:p>10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6" calcext:value-type="float">
            <text:p>10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7" calcext:value-type="float">
            <text:p>87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7" calcext:value-type="float">
            <text:p>87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2" calcext:value-type="float">
            <text:p>102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2" calcext:value-type="float">
            <text:p>102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2" calcext:value-type="float">
            <text:p>102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2" calcext:value-type="float">
            <text:p>102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2" calcext:value-type="float">
            <text:p>102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4" calcext:value-type="float">
            <text:p>9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4" calcext:value-type="float">
            <text:p>9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9" calcext:value-type="float">
            <text:p>9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9" calcext:value-type="float">
            <text:p>9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9" calcext:value-type="float">
            <text:p>9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6" calcext:value-type="float">
            <text:p>9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6" calcext:value-type="float">
            <text:p>9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1" calcext:value-type="float">
            <text:p>101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1" calcext:value-type="float">
            <text:p>101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1" calcext:value-type="float">
            <text:p>101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3" calcext:value-type="float">
            <text:p>10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3" calcext:value-type="float">
            <text:p>10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9" calcext:value-type="float">
            <text:p>9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9" calcext:value-type="float">
            <text:p>9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7" calcext:value-type="float">
            <text:p>97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7" calcext:value-type="float">
            <text:p>97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0" calcext:value-type="float">
            <text:p>10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0" calcext:value-type="float">
            <text:p>10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0" calcext:value-type="float">
            <text:p>10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6" calcext:value-type="float">
            <text:p>9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6" calcext:value-type="float">
            <text:p>9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3" calcext:value-type="float">
            <text:p>103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3" calcext:value-type="float">
            <text:p>103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3" calcext:value-type="float">
            <text:p>103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1" calcext:value-type="float">
            <text:p>10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1" calcext:value-type="float">
            <text:p>10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1" calcext:value-type="float">
            <text:p>10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1" calcext:value-type="float">
            <text:p>10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1" calcext:value-type="float">
            <text:p>10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1" calcext:value-type="float">
            <text:p>101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1" calcext:value-type="float">
            <text:p>101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1" calcext:value-type="float">
            <text:p>101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3" calcext:value-type="float">
            <text:p>13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30" calcext:value-type="float">
            <text:p>13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30" calcext:value-type="float">
            <text:p>13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35" calcext:value-type="float">
            <text:p>13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35" calcext:value-type="float">
            <text:p>13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35" calcext:value-type="float">
            <text:p>13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34" calcext:value-type="float">
            <text:p>13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34" calcext:value-type="float">
            <text:p>13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31" calcext:value-type="float">
            <text:p>131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35" calcext:value-type="float">
            <text:p>135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35" calcext:value-type="float">
            <text:p>135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38" calcext:value-type="float">
            <text:p>13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8" calcext:value-type="float">
            <text:p>13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38" calcext:value-type="float">
            <text:p>13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39" calcext:value-type="float">
            <text:p>13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9" calcext:value-type="float">
            <text:p>13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37" calcext:value-type="float">
            <text:p>13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37" calcext:value-type="float">
            <text:p>13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37" calcext:value-type="float">
            <text:p>13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2" calcext:value-type="float">
            <text:p>14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5" calcext:value-type="float">
            <text:p>13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5" calcext:value-type="float">
            <text:p>13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5" calcext:value-type="float">
            <text:p>13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39" calcext:value-type="float">
            <text:p>13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1" calcext:value-type="float">
            <text:p>14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1" calcext:value-type="float">
            <text:p>14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0" calcext:value-type="float">
            <text:p>14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9" calcext:value-type="float">
            <text:p>13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9" calcext:value-type="float">
            <text:p>13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" calcext:value-type="float">
            <text:p>14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" calcext:value-type="float">
            <text:p>14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" calcext:value-type="float">
            <text:p>14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9" calcext:value-type="float">
            <text:p>14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9" calcext:value-type="float">
            <text:p>14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37" calcext:value-type="float">
            <text:p>13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37" calcext:value-type="float">
            <text:p>13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37" calcext:value-type="float">
            <text:p>13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0" calcext:value-type="float">
            <text:p>10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0" calcext:value-type="float">
            <text:p>10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0" calcext:value-type="float">
            <text:p>10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2" calcext:value-type="float">
            <text:p>9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2" calcext:value-type="float">
            <text:p>9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2" calcext:value-type="float">
            <text:p>9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2" calcext:value-type="float">
            <text:p>9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2" calcext:value-type="float">
            <text:p>9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2" calcext:value-type="float">
            <text:p>9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7" calcext:value-type="float">
            <text:p>9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7" calcext:value-type="float">
            <text:p>9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5" calcext:value-type="float">
            <text:p>95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5" calcext:value-type="float">
            <text:p>95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5" calcext:value-type="float">
            <text:p>95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1" calcext:value-type="float">
            <text:p>10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7" calcext:value-type="float">
            <text:p>9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7" calcext:value-type="float">
            <text:p>9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7" calcext:value-type="float">
            <text:p>9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7" calcext:value-type="float">
            <text:p>9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7" calcext:value-type="float">
            <text:p>9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5" calcext:value-type="float">
            <text:p>95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5" calcext:value-type="float">
            <text:p>95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5" calcext:value-type="float">
            <text:p>95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4" calcext:value-type="float">
            <text:p>9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4" calcext:value-type="float">
            <text:p>9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8" calcext:value-type="float">
            <text:p>8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8" calcext:value-type="float">
            <text:p>8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8" calcext:value-type="float">
            <text:p>8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8" calcext:value-type="float">
            <text:p>9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8" calcext:value-type="float">
            <text:p>9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6" calcext:value-type="float">
            <text:p>9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6" calcext:value-type="float">
            <text:p>9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9" calcext:value-type="float">
            <text:p>9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9" calcext:value-type="float">
            <text:p>9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9" calcext:value-type="float">
            <text:p>9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7" calcext:value-type="float">
            <text:p>10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7" calcext:value-type="float">
            <text:p>10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3" calcext:value-type="float">
            <text:p>8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3" calcext:value-type="float">
            <text:p>8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2" calcext:value-type="float">
            <text:p>9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2" calcext:value-type="float">
            <text:p>9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2" calcext:value-type="float">
            <text:p>9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6" calcext:value-type="float">
            <text:p>9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6" calcext:value-type="float">
            <text:p>9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4" calcext:value-type="float">
            <text:p>94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4" calcext:value-type="float">
            <text:p>94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4" calcext:value-type="float">
            <text:p>94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8" calcext:value-type="float">
            <text:p>98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8" calcext:value-type="float">
            <text:p>98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4" calcext:value-type="float">
            <text:p>94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4" calcext:value-type="float">
            <text:p>94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4" calcext:value-type="float">
            <text:p>94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5" calcext:value-type="float">
            <text:p>9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5" calcext:value-type="float">
            <text:p>9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7" calcext:value-type="float">
            <text:p>9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7" calcext:value-type="float">
            <text:p>9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7" calcext:value-type="float">
            <text:p>9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35" calcext:value-type="float">
            <text:p>13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35" calcext:value-type="float">
            <text:p>13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5" calcext:value-type="float">
            <text:p>13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29" calcext:value-type="float">
            <text:p>12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29" calcext:value-type="float">
            <text:p>129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37" calcext:value-type="float">
            <text:p>13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37" calcext:value-type="float">
            <text:p>13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27" calcext:value-type="float">
            <text:p>12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7" calcext:value-type="float">
            <text:p>12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1" calcext:value-type="float">
            <text:p>9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1" calcext:value-type="float">
            <text:p>9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1" calcext:value-type="float">
            <text:p>9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8" calcext:value-type="float">
            <text:p>8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8" calcext:value-type="float">
            <text:p>8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8" calcext:value-type="float">
            <text:p>8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4" calcext:value-type="float">
            <text:p>94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4" calcext:value-type="float">
            <text:p>94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2" calcext:value-type="float">
            <text:p>72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2" calcext:value-type="float">
            <text:p>72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8" calcext:value-type="float">
            <text:p>78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8" calcext:value-type="float">
            <text:p>78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5" calcext:value-type="float">
            <text:p>8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5" calcext:value-type="float">
            <text:p>8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5" calcext:value-type="float">
            <text:p>8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" calcext:value-type="float">
            <text:p>8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" calcext:value-type="float">
            <text:p>8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6" calcext:value-type="float">
            <text:p>7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6" calcext:value-type="float">
            <text:p>7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6" calcext:value-type="float">
            <text:p>7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9" calcext:value-type="float">
            <text:p>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9" calcext:value-type="float">
            <text:p>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2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2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2" calcext:value-type="float">
            <text:p>8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2" calcext:value-type="float">
            <text:p>8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2" calcext:value-type="float">
            <text:p>8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9" calcext:value-type="float">
            <text:p>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9" calcext:value-type="float">
            <text:p>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9" calcext:value-type="float">
            <text:p>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4" calcext:value-type="float">
            <text:p>8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4" calcext:value-type="float">
            <text:p>8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7" calcext:value-type="float">
            <text:p>7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7" calcext:value-type="float">
            <text:p>7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3" calcext:value-type="float">
            <text:p>8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3" calcext:value-type="float">
            <text:p>8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9" calcext:value-type="float">
            <text:p>79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9" calcext:value-type="float">
            <text:p>79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9" calcext:value-type="float">
            <text:p>79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8" calcext:value-type="float">
            <text:p>7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8" calcext:value-type="float">
            <text:p>7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8" calcext:value-type="float">
            <text:p>7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8" calcext:value-type="float">
            <text:p>7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8" calcext:value-type="float">
            <text:p>7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0" calcext:value-type="float">
            <text:p>8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0" calcext:value-type="float">
            <text:p>8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26" calcext:value-type="float">
            <text:p>326</text:p>
          </table:table-cell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26" calcext:value-type="float">
            <text:p>326</text:p>
          </table:table-cell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4" calcext:value-type="float">
            <text:p>12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4" calcext:value-type="float">
            <text:p>12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4" calcext:value-type="float">
            <text:p>12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5" calcext:value-type="float">
            <text:p>9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5" calcext:value-type="float">
            <text:p>9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9" calcext:value-type="float">
            <text:p>8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9" calcext:value-type="float">
            <text:p>8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9" calcext:value-type="float">
            <text:p>8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0" calcext:value-type="float">
            <text:p>9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0" calcext:value-type="float">
            <text:p>9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2" calcext:value-type="float">
            <text:p>92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2" calcext:value-type="float">
            <text:p>92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2" calcext:value-type="float">
            <text:p>92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7" calcext:value-type="float">
            <text:p>9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7" calcext:value-type="float">
            <text:p>9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0" calcext:value-type="float">
            <text:p>9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0" calcext:value-type="float">
            <text:p>9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0" calcext:value-type="float">
            <text:p>9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0" calcext:value-type="float">
            <text:p>9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0" calcext:value-type="float">
            <text:p>9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1" calcext:value-type="float">
            <text:p>10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1" calcext:value-type="float">
            <text:p>10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1" calcext:value-type="float">
            <text:p>10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0" calcext:value-type="float">
            <text:p>9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0" calcext:value-type="float">
            <text:p>9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9" calcext:value-type="float">
            <text:p>8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9" calcext:value-type="float">
            <text:p>8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9" calcext:value-type="float">
            <text:p>8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0" calcext:value-type="float">
            <text:p>9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0" calcext:value-type="float">
            <text:p>9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1" calcext:value-type="float">
            <text:p>9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1" calcext:value-type="float">
            <text:p>9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1" calcext:value-type="float">
            <text:p>9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3" calcext:value-type="float">
            <text:p>9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3" calcext:value-type="float">
            <text:p>9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1" calcext:value-type="float">
            <text:p>9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1" calcext:value-type="float">
            <text:p>9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1" calcext:value-type="float">
            <text:p>9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6" calcext:value-type="float">
            <text:p>9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6" calcext:value-type="float">
            <text:p>9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6" calcext:value-type="float">
            <text:p>9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0" calcext:value-type="float">
            <text:p>9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1" calcext:value-type="float">
            <text:p>9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1" calcext:value-type="float">
            <text:p>9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0" calcext:value-type="float">
            <text:p>9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0" calcext:value-type="float">
            <text:p>9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0" calcext:value-type="float">
            <text:p>9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1" calcext:value-type="float">
            <text:p>9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1" calcext:value-type="float">
            <text:p>9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2" calcext:value-type="float">
            <text:p>9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2" calcext:value-type="float">
            <text:p>9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2" calcext:value-type="float">
            <text:p>9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1" calcext:value-type="float">
            <text:p>9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1" calcext:value-type="float">
            <text:p>9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9" calcext:value-type="float">
            <text:p>8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9" calcext:value-type="float">
            <text:p>8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9" calcext:value-type="float">
            <text:p>8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7" calcext:value-type="float">
            <text:p>8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7" calcext:value-type="float">
            <text:p>8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7" calcext:value-type="float">
            <text:p>8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1" calcext:value-type="float">
            <text:p>9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1" calcext:value-type="float">
            <text:p>9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3" calcext:value-type="float">
            <text:p>9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3" calcext:value-type="float">
            <text:p>9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4" calcext:value-type="float">
            <text:p>9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4" calcext:value-type="float">
            <text:p>9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4" calcext:value-type="float">
            <text:p>9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3" calcext:value-type="float">
            <text:p>9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3" calcext:value-type="float">
            <text:p>9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3" calcext:value-type="float">
            <text:p>9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1" calcext:value-type="float">
            <text:p>9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1" calcext:value-type="float">
            <text:p>9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3" calcext:value-type="float">
            <text:p>9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3" calcext:value-type="float">
            <text:p>9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3" calcext:value-type="float">
            <text:p>9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0" calcext:value-type="float">
            <text:p>90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0" calcext:value-type="float">
            <text:p>90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6" calcext:value-type="float">
            <text:p>96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6" calcext:value-type="float">
            <text:p>96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6" calcext:value-type="float">
            <text:p>96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3" calcext:value-type="float">
            <text:p>93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3" calcext:value-type="float">
            <text:p>93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2" calcext:value-type="float">
            <text:p>92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2" calcext:value-type="float">
            <text:p>92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2" calcext:value-type="float">
            <text:p>92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3" calcext:value-type="float">
            <text:p>93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3" calcext:value-type="float">
            <text:p>93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2" calcext:value-type="float">
            <text:p>9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2" calcext:value-type="float">
            <text:p>9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2" calcext:value-type="float">
            <text:p>9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7" calcext:value-type="float">
            <text:p>97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7" calcext:value-type="float">
            <text:p>97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2" calcext:value-type="float">
            <text:p>9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2" calcext:value-type="float">
            <text:p>9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2" calcext:value-type="float">
            <text:p>9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2" calcext:value-type="float">
            <text:p>92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2" calcext:value-type="float">
            <text:p>92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8" calcext:value-type="float">
            <text:p>78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8" calcext:value-type="float">
            <text:p>78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8" calcext:value-type="float">
            <text:p>78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0" calcext:value-type="float">
            <text:p>80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4" calcext:value-type="float">
            <text:p>84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4" calcext:value-type="float">
            <text:p>84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4" calcext:value-type="float">
            <text:p>84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9" calcext:value-type="float">
            <text:p>89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9" calcext:value-type="float">
            <text:p>89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1" calcext:value-type="float">
            <text:p>91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1" calcext:value-type="float">
            <text:p>91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1" calcext:value-type="float">
            <text:p>91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" calcext:value-type="float">
            <text:p>91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3" calcext:value-type="float">
            <text:p>9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3" calcext:value-type="float">
            <text:p>9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3" calcext:value-type="float">
            <text:p>9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1" calcext:value-type="float">
            <text:p>9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1" calcext:value-type="float">
            <text:p>9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4" calcext:value-type="float">
            <text:p>9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4" calcext:value-type="float">
            <text:p>9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4" calcext:value-type="float">
            <text:p>9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3" calcext:value-type="float">
            <text:p>9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3" calcext:value-type="float">
            <text:p>9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9" calcext:value-type="float">
            <text:p>89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9" calcext:value-type="float">
            <text:p>89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9" calcext:value-type="float">
            <text:p>89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8" calcext:value-type="float">
            <text:p>88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8" calcext:value-type="float">
            <text:p>88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8" calcext:value-type="float">
            <text:p>88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5" calcext:value-type="float">
            <text:p>85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5" calcext:value-type="float">
            <text:p>85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9" calcext:value-type="float">
            <text:p>139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39" calcext:value-type="float">
            <text:p>139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39" calcext:value-type="float">
            <text:p>139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25" calcext:value-type="float">
            <text:p>12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5" calcext:value-type="float">
            <text:p>12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5" calcext:value-type="float">
            <text:p>9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5" calcext:value-type="float">
            <text:p>9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5" calcext:value-type="float">
            <text:p>9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1" calcext:value-type="float">
            <text:p>10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1" calcext:value-type="float">
            <text:p>10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1" calcext:value-type="float">
            <text:p>10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7" calcext:value-type="float">
            <text:p>9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7" calcext:value-type="float">
            <text:p>9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7" calcext:value-type="float">
            <text:p>9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1" calcext:value-type="float">
            <text:p>10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1" calcext:value-type="float">
            <text:p>10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9" calcext:value-type="float">
            <text:p>8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9" calcext:value-type="float">
            <text:p>8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9" calcext:value-type="float">
            <text:p>8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0" calcext:value-type="float">
            <text:p>10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0" calcext:value-type="float">
            <text:p>10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1" calcext:value-type="float">
            <text:p>8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1" calcext:value-type="float">
            <text:p>8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1" calcext:value-type="float">
            <text:p>8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8" calcext:value-type="float">
            <text:p>8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8" calcext:value-type="float">
            <text:p>8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8" calcext:value-type="float">
            <text:p>8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2" calcext:value-type="float">
            <text:p>9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2" calcext:value-type="float">
            <text:p>9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1" calcext:value-type="float">
            <text:p>9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1" calcext:value-type="float">
            <text:p>9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0" calcext:value-type="float">
            <text:p>9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0" calcext:value-type="float">
            <text:p>9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0" calcext:value-type="float">
            <text:p>9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6" calcext:value-type="float">
            <text:p>9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6" calcext:value-type="float">
            <text:p>9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3" calcext:value-type="float">
            <text:p>9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3" calcext:value-type="float">
            <text:p>9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" calcext:value-type="float">
            <text:p>9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3" calcext:value-type="float">
            <text:p>9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3" calcext:value-type="float">
            <text:p>9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2" calcext:value-type="float">
            <text:p>9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2" calcext:value-type="float">
            <text:p>9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1" calcext:value-type="float">
            <text:p>9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1" calcext:value-type="float">
            <text:p>9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7" calcext:value-type="float">
            <text:p>9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7" calcext:value-type="float">
            <text:p>9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7" calcext:value-type="float">
            <text:p>9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3" calcext:value-type="float">
            <text:p>9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3" calcext:value-type="float">
            <text:p>9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2" calcext:value-type="float">
            <text:p>9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2" calcext:value-type="float">
            <text:p>9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6" calcext:value-type="float">
            <text:p>9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96" calcext:value-type="float">
            <text:p>9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96" calcext:value-type="float">
            <text:p>9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6" calcext:value-type="float">
            <text:p>9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96" calcext:value-type="float">
            <text:p>9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7" calcext:value-type="float">
            <text:p>9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7" calcext:value-type="float">
            <text:p>9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7" calcext:value-type="float">
            <text:p>9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2" calcext:value-type="float">
            <text:p>10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2" calcext:value-type="float">
            <text:p>10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2" calcext:value-type="float">
            <text:p>10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3" calcext:value-type="float">
            <text:p>9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93" calcext:value-type="float">
            <text:p>9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93" calcext:value-type="float">
            <text:p>9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93" calcext:value-type="float">
            <text:p>9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3" calcext:value-type="float">
            <text:p>9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93" calcext:value-type="float">
            <text:p>9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93" calcext:value-type="float">
            <text:p>9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0" calcext:value-type="float">
            <text:p>9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0" calcext:value-type="float">
            <text:p>9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0" calcext:value-type="float">
            <text:p>9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91" calcext:value-type="float">
            <text:p>9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91" calcext:value-type="float">
            <text:p>9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3" calcext:value-type="float">
            <text:p>9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93" calcext:value-type="float">
            <text:p>9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93" calcext:value-type="float">
            <text:p>9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95" calcext:value-type="float">
            <text:p>9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95" calcext:value-type="float">
            <text:p>9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4" calcext:value-type="float">
            <text:p>9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94" calcext:value-type="float">
            <text:p>9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4" calcext:value-type="float">
            <text:p>9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99" calcext:value-type="float">
            <text:p>99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99" calcext:value-type="float">
            <text:p>99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1" calcext:value-type="float">
            <text:p>9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1" calcext:value-type="float">
            <text:p>9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1" calcext:value-type="float">
            <text:p>9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92" calcext:value-type="float">
            <text:p>9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92" calcext:value-type="float">
            <text:p>9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95" calcext:value-type="float">
            <text:p>9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95" calcext:value-type="float">
            <text:p>9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95" calcext:value-type="float">
            <text:p>9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98" calcext:value-type="float">
            <text:p>9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98" calcext:value-type="float">
            <text:p>9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2" calcext:value-type="float">
            <text:p>9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92" calcext:value-type="float">
            <text:p>9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2" calcext:value-type="float">
            <text:p>9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96" calcext:value-type="float">
            <text:p>9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6" calcext:value-type="float">
            <text:p>9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3" calcext:value-type="float">
            <text:p>93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93" calcext:value-type="float">
            <text:p>93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93" calcext:value-type="float">
            <text:p>93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93" calcext:value-type="float">
            <text:p>9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93" calcext:value-type="float">
            <text:p>9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4" calcext:value-type="float">
            <text:p>9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94" calcext:value-type="float">
            <text:p>9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94" calcext:value-type="float">
            <text:p>9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96" calcext:value-type="float">
            <text:p>9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96" calcext:value-type="float">
            <text:p>9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96" calcext:value-type="float">
            <text:p>9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91" calcext:value-type="float">
            <text:p>9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91" calcext:value-type="float">
            <text:p>9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95" calcext:value-type="float">
            <text:p>9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96" calcext:value-type="float">
            <text:p>9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96" calcext:value-type="float">
            <text:p>9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0" calcext:value-type="float">
            <text:p>10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0" calcext:value-type="float">
            <text:p>10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0" calcext:value-type="float">
            <text:p>10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6" calcext:value-type="float">
            <text:p>12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6" calcext:value-type="float">
            <text:p>12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6" calcext:value-type="float">
            <text:p>12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26" calcext:value-type="float">
            <text:p>12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26" calcext:value-type="float">
            <text:p>12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27" calcext:value-type="float">
            <text:p>12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27" calcext:value-type="float">
            <text:p>12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28" calcext:value-type="float">
            <text:p>12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28" calcext:value-type="float">
            <text:p>12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28" calcext:value-type="float">
            <text:p>12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22" calcext:value-type="float">
            <text:p>12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22" calcext:value-type="float">
            <text:p>12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22" calcext:value-type="float">
            <text:p>12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27" calcext:value-type="float">
            <text:p>12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27" calcext:value-type="float">
            <text:p>12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7" calcext:value-type="float">
            <text:p>12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26" calcext:value-type="float">
            <text:p>12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6" calcext:value-type="float">
            <text:p>12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26" calcext:value-type="float">
            <text:p>12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26" calcext:value-type="float">
            <text:p>12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26" calcext:value-type="float">
            <text:p>12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21" calcext:value-type="float">
            <text:p>1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21" calcext:value-type="float">
            <text:p>1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21" calcext:value-type="float">
            <text:p>1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29" calcext:value-type="float">
            <text:p>12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9" calcext:value-type="float">
            <text:p>12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23" calcext:value-type="float">
            <text:p>12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23" calcext:value-type="float">
            <text:p>12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23" calcext:value-type="float">
            <text:p>12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25" calcext:value-type="float">
            <text:p>12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5" calcext:value-type="float">
            <text:p>12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26" calcext:value-type="float">
            <text:p>12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6" calcext:value-type="float">
            <text:p>12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26" calcext:value-type="float">
            <text:p>12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27" calcext:value-type="float">
            <text:p>12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7" calcext:value-type="float">
            <text:p>12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28" calcext:value-type="float">
            <text:p>12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28" calcext:value-type="float">
            <text:p>12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28" calcext:value-type="float">
            <text:p>12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34" calcext:value-type="float">
            <text:p>13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34" calcext:value-type="float">
            <text:p>13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3" calcext:value-type="float">
            <text:p>113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3" calcext:value-type="float">
            <text:p>113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3" calcext:value-type="float">
            <text:p>113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5" calcext:value-type="float">
            <text:p>11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5" calcext:value-type="float">
            <text:p>11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27" calcext:value-type="float">
            <text:p>12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27" calcext:value-type="float">
            <text:p>12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27" calcext:value-type="float">
            <text:p>12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23" calcext:value-type="float">
            <text:p>12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23" calcext:value-type="float">
            <text:p>12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23" calcext:value-type="float">
            <text:p>12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26" calcext:value-type="float">
            <text:p>12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26" calcext:value-type="float">
            <text:p>12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27" calcext:value-type="float">
            <text:p>12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27" calcext:value-type="float">
            <text:p>12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22" calcext:value-type="float">
            <text:p>122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2" calcext:value-type="float">
            <text:p>122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22" calcext:value-type="float">
            <text:p>122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24" calcext:value-type="float">
            <text:p>12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24" calcext:value-type="float">
            <text:p>12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22" calcext:value-type="float">
            <text:p>12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2" calcext:value-type="float">
            <text:p>12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22" calcext:value-type="float">
            <text:p>12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26" calcext:value-type="float">
            <text:p>126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26" calcext:value-type="float">
            <text:p>126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9" calcext:value-type="float">
            <text:p>11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9" calcext:value-type="float">
            <text:p>11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9" calcext:value-type="float">
            <text:p>11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23" calcext:value-type="float">
            <text:p>12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23" calcext:value-type="float">
            <text:p>12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29" calcext:value-type="float">
            <text:p>12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9" calcext:value-type="float">
            <text:p>12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29" calcext:value-type="float">
            <text:p>12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24" calcext:value-type="float">
            <text:p>12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24" calcext:value-type="float">
            <text:p>12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31" calcext:value-type="float">
            <text:p>13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31" calcext:value-type="float">
            <text:p>13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31" calcext:value-type="float">
            <text:p>13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27" calcext:value-type="float">
            <text:p>12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27" calcext:value-type="float">
            <text:p>12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24" calcext:value-type="float">
            <text:p>12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4" calcext:value-type="float">
            <text:p>12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24" calcext:value-type="float">
            <text:p>12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20" calcext:value-type="float">
            <text:p>120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0" calcext:value-type="float">
            <text:p>120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24" calcext:value-type="float">
            <text:p>12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34" calcext:value-type="float">
            <text:p>134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4" calcext:value-type="float">
            <text:p>134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34" calcext:value-type="float">
            <text:p>134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38" calcext:value-type="float">
            <text:p>13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7" calcext:value-type="float">
            <text:p>12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27" calcext:value-type="float">
            <text:p>12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29" calcext:value-type="float">
            <text:p>12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30" calcext:value-type="float">
            <text:p>13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30" calcext:value-type="float">
            <text:p>13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34" calcext:value-type="float">
            <text:p>13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34" calcext:value-type="float">
            <text:p>13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34" calcext:value-type="float">
            <text:p>13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33" calcext:value-type="float">
            <text:p>13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33" calcext:value-type="float">
            <text:p>13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33" calcext:value-type="float">
            <text:p>13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34" calcext:value-type="float">
            <text:p>13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34" calcext:value-type="float">
            <text:p>13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36" calcext:value-type="float">
            <text:p>13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36" calcext:value-type="float">
            <text:p>13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31" calcext:value-type="float">
            <text:p>13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31" calcext:value-type="float">
            <text:p>13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38" calcext:value-type="float">
            <text:p>13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38" calcext:value-type="float">
            <text:p>13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34" calcext:value-type="float">
            <text:p>13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34" calcext:value-type="float">
            <text:p>13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34" calcext:value-type="float">
            <text:p>13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20" calcext:value-type="float">
            <text:p>12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0" calcext:value-type="float">
            <text:p>12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26" calcext:value-type="float">
            <text:p>12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26" calcext:value-type="float">
            <text:p>12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6" calcext:value-type="float">
            <text:p>12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3" calcext:value-type="float">
            <text:p>12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23" calcext:value-type="float">
            <text:p>12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30" calcext:value-type="float">
            <text:p>13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30" calcext:value-type="float">
            <text:p>13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30" calcext:value-type="float">
            <text:p>13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34" calcext:value-type="float">
            <text:p>13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33" calcext:value-type="float">
            <text:p>13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33" calcext:value-type="float">
            <text:p>13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33" calcext:value-type="float">
            <text:p>13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7" calcext:value-type="float">
            <text:p>127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27" calcext:value-type="float">
            <text:p>127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26" calcext:value-type="float">
            <text:p>126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26" calcext:value-type="float">
            <text:p>126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6" calcext:value-type="float">
            <text:p>126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30" calcext:value-type="float">
            <text:p>13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30" calcext:value-type="float">
            <text:p>13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36" calcext:value-type="float">
            <text:p>13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36" calcext:value-type="float">
            <text:p>13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36" calcext:value-type="float">
            <text:p>13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88" calcext:value-type="float">
            <text:p>88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88" calcext:value-type="float">
            <text:p>88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88" calcext:value-type="float">
            <text:p>88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4" calcext:value-type="float">
            <text:p>94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94" calcext:value-type="float">
            <text:p>94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92" calcext:value-type="float">
            <text:p>92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92" calcext:value-type="float">
            <text:p>92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92" calcext:value-type="float">
            <text:p>92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3" calcext:value-type="float">
            <text:p>9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93" calcext:value-type="float">
            <text:p>9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90" calcext:value-type="float">
            <text:p>90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0" calcext:value-type="float">
            <text:p>90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90" calcext:value-type="float">
            <text:p>90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4" calcext:value-type="float">
            <text:p>94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94" calcext:value-type="float">
            <text:p>94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02" calcext:value-type="float">
            <text:p>10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2" calcext:value-type="float">
            <text:p>10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2" calcext:value-type="float">
            <text:p>10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93" calcext:value-type="float">
            <text:p>93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93" calcext:value-type="float">
            <text:p>93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90" calcext:value-type="float">
            <text:p>90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0" calcext:value-type="float">
            <text:p>90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90" calcext:value-type="float">
            <text:p>90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7" calcext:value-type="float">
            <text:p>97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97" calcext:value-type="float">
            <text:p>97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97" calcext:value-type="float">
            <text:p>97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6" calcext:value-type="float">
            <text:p>9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96" calcext:value-type="float">
            <text:p>9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06" calcext:value-type="float">
            <text:p>10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06" calcext:value-type="float">
            <text:p>10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06" calcext:value-type="float">
            <text:p>10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84" calcext:value-type="float">
            <text:p>84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84" calcext:value-type="float">
            <text:p>84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4" calcext:value-type="float">
            <text:p>9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94" calcext:value-type="float">
            <text:p>9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94" calcext:value-type="float">
            <text:p>9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82" calcext:value-type="float">
            <text:p>8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82" calcext:value-type="float">
            <text:p>8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87" calcext:value-type="float">
            <text:p>8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87" calcext:value-type="float">
            <text:p>8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7" calcext:value-type="float">
            <text:p>8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1" calcext:value-type="float">
            <text:p>91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91" calcext:value-type="float">
            <text:p>91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1" calcext:value-type="float">
            <text:p>91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4" calcext:value-type="float">
            <text:p>94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94" calcext:value-type="float">
            <text:p>94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95" calcext:value-type="float">
            <text:p>95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95" calcext:value-type="float">
            <text:p>95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95" calcext:value-type="float">
            <text:p>95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2" calcext:value-type="float">
            <text:p>92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92" calcext:value-type="float">
            <text:p>92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8" calcext:value-type="float">
            <text:p>9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8" calcext:value-type="float">
            <text:p>9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98" calcext:value-type="float">
            <text:p>9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6" calcext:value-type="float">
            <text:p>96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96" calcext:value-type="float">
            <text:p>96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95" calcext:value-type="float">
            <text:p>9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95" calcext:value-type="float">
            <text:p>9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95" calcext:value-type="float">
            <text:p>9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94" calcext:value-type="float">
            <text:p>94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94" calcext:value-type="float">
            <text:p>94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4" calcext:value-type="float">
            <text:p>94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94" calcext:value-type="float">
            <text:p>94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94" calcext:value-type="float">
            <text:p>94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92" calcext:value-type="float">
            <text:p>92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92" calcext:value-type="float">
            <text:p>92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94" calcext:value-type="float">
            <text:p>94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94" calcext:value-type="float">
            <text:p>94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94" calcext:value-type="float">
            <text:p>94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95" calcext:value-type="float">
            <text:p>95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95" calcext:value-type="float">
            <text:p>95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92" calcext:value-type="float">
            <text:p>92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92" calcext:value-type="float">
            <text:p>92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92" calcext:value-type="float">
            <text:p>92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90" calcext:value-type="float">
            <text:p>90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90" calcext:value-type="float">
            <text:p>90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96" calcext:value-type="float">
            <text:p>96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96" calcext:value-type="float">
            <text:p>96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94" calcext:value-type="float">
            <text:p>94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94" calcext:value-type="float">
            <text:p>94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94" calcext:value-type="float">
            <text:p>94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0" calcext:value-type="float">
            <text:p>90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90" calcext:value-type="float">
            <text:p>90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99" calcext:value-type="float">
            <text:p>9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99" calcext:value-type="float">
            <text:p>9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99" calcext:value-type="float">
            <text:p>9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98" calcext:value-type="float">
            <text:p>98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98" calcext:value-type="float">
            <text:p>98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99" calcext:value-type="float">
            <text:p>99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99" calcext:value-type="float">
            <text:p>99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99" calcext:value-type="float">
            <text:p>99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9" calcext:value-type="float">
            <text:p>7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79" calcext:value-type="float">
            <text:p>7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77" calcext:value-type="float">
            <text:p>7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77" calcext:value-type="float">
            <text:p>7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77" calcext:value-type="float">
            <text:p>7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84" calcext:value-type="float">
            <text:p>8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4" calcext:value-type="float">
            <text:p>8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95" calcext:value-type="float">
            <text:p>95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95" calcext:value-type="float">
            <text:p>95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95" calcext:value-type="float">
            <text:p>95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87" calcext:value-type="float">
            <text:p>8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87" calcext:value-type="float">
            <text:p>8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87" calcext:value-type="float">
            <text:p>87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94" calcext:value-type="float">
            <text:p>94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94" calcext:value-type="float">
            <text:p>94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20" calcext:value-type="float">
            <text:p>120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20" calcext:value-type="float">
            <text:p>120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26" calcext:value-type="float">
            <text:p>126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25" calcext:value-type="float">
            <text:p>125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25" calcext:value-type="float">
            <text:p>125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24" calcext:value-type="float">
            <text:p>124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24" calcext:value-type="float">
            <text:p>124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24" calcext:value-type="float">
            <text:p>124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24" calcext:value-type="float">
            <text:p>12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24" calcext:value-type="float">
            <text:p>12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24" calcext:value-type="float">
            <text:p>12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24" calcext:value-type="float">
            <text:p>12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23" calcext:value-type="float">
            <text:p>12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23" calcext:value-type="float">
            <text:p>12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21" calcext:value-type="float">
            <text:p>12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21" calcext:value-type="float">
            <text:p>12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21" calcext:value-type="float">
            <text:p>12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23" calcext:value-type="float">
            <text:p>12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23" calcext:value-type="float">
            <text:p>12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30" calcext:value-type="float">
            <text:p>13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30" calcext:value-type="float">
            <text:p>13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28" calcext:value-type="float">
            <text:p>12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28" calcext:value-type="float">
            <text:p>12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28" calcext:value-type="float">
            <text:p>12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33" calcext:value-type="float">
            <text:p>13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33" calcext:value-type="float">
            <text:p>13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30" calcext:value-type="float">
            <text:p>130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30" calcext:value-type="float">
            <text:p>130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30" calcext:value-type="float">
            <text:p>130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24" calcext:value-type="float">
            <text:p>12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24" calcext:value-type="float">
            <text:p>12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25" calcext:value-type="float">
            <text:p>12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25" calcext:value-type="float">
            <text:p>12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5" calcext:value-type="float">
            <text:p>12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22" calcext:value-type="float">
            <text:p>12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22" calcext:value-type="float">
            <text:p>12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25" calcext:value-type="float">
            <text:p>12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25" calcext:value-type="float">
            <text:p>12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25" calcext:value-type="float">
            <text:p>12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26" calcext:value-type="float">
            <text:p>12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26" calcext:value-type="float">
            <text:p>12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26" calcext:value-type="float">
            <text:p>12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26" calcext:value-type="float">
            <text:p>12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27" calcext:value-type="float">
            <text:p>12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32" calcext:value-type="float">
            <text:p>13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26" calcext:value-type="float">
            <text:p>12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26" calcext:value-type="float">
            <text:p>12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26" calcext:value-type="float">
            <text:p>12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24" calcext:value-type="float">
            <text:p>12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24" calcext:value-type="float">
            <text:p>12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1" calcext:value-type="float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11" calcext:value-type="float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11" calcext:value-type="float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27" calcext:value-type="float">
            <text:p>12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27" calcext:value-type="float">
            <text:p>12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27" calcext:value-type="float">
            <text:p>12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26" calcext:value-type="float">
            <text:p>12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26" calcext:value-type="float">
            <text:p>12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26" calcext:value-type="float">
            <text:p>12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29" calcext:value-type="float">
            <text:p>12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9" calcext:value-type="float">
            <text:p>12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22" calcext:value-type="float">
            <text:p>12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22" calcext:value-type="float">
            <text:p>12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22" calcext:value-type="float">
            <text:p>12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24" calcext:value-type="float">
            <text:p>12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24" calcext:value-type="float">
            <text:p>12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24" calcext:value-type="float">
            <text:p>12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24" calcext:value-type="float">
            <text:p>12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24" calcext:value-type="float">
            <text:p>12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27" calcext:value-type="float">
            <text:p>12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27" calcext:value-type="float">
            <text:p>12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27" calcext:value-type="float">
            <text:p>12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30" calcext:value-type="float">
            <text:p>13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30" calcext:value-type="float">
            <text:p>13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30" calcext:value-type="float">
            <text:p>13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1" calcext:value-type="float">
            <text:p>131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31" calcext:value-type="float">
            <text:p>131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39" calcext:value-type="float">
            <text:p>13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39" calcext:value-type="float">
            <text:p>13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31" calcext:value-type="float">
            <text:p>13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31" calcext:value-type="float">
            <text:p>13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1" calcext:value-type="float">
            <text:p>13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37" calcext:value-type="float">
            <text:p>13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37" calcext:value-type="float">
            <text:p>13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37" calcext:value-type="float">
            <text:p>13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34" calcext:value-type="float">
            <text:p>13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34" calcext:value-type="float">
            <text:p>13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34" calcext:value-type="float">
            <text:p>13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37" calcext:value-type="float">
            <text:p>13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36" calcext:value-type="float">
            <text:p>13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36" calcext:value-type="float">
            <text:p>13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36" calcext:value-type="float">
            <text:p>13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32" calcext:value-type="float">
            <text:p>13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34" calcext:value-type="float">
            <text:p>13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34" calcext:value-type="float">
            <text:p>13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4" calcext:value-type="float">
            <text:p>13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19" calcext:value-type="float">
            <text:p>11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19" calcext:value-type="float">
            <text:p>11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36" calcext:value-type="float">
            <text:p>13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36" calcext:value-type="float">
            <text:p>13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36" calcext:value-type="float">
            <text:p>13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29" calcext:value-type="float">
            <text:p>12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34" calcext:value-type="float">
            <text:p>13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33" calcext:value-type="float">
            <text:p>13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33" calcext:value-type="float">
            <text:p>13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33" calcext:value-type="float">
            <text:p>13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28" calcext:value-type="float">
            <text:p>12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28" calcext:value-type="float">
            <text:p>12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32" calcext:value-type="float">
            <text:p>13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32" calcext:value-type="float">
            <text:p>13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27" calcext:value-type="float">
            <text:p>12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27" calcext:value-type="float">
            <text:p>12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27" calcext:value-type="float">
            <text:p>12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34" calcext:value-type="float">
            <text:p>13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30" calcext:value-type="float">
            <text:p>13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30" calcext:value-type="float">
            <text:p>13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30" calcext:value-type="float">
            <text:p>13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33" calcext:value-type="float">
            <text:p>13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33" calcext:value-type="float">
            <text:p>13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35" calcext:value-type="float">
            <text:p>13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23" calcext:value-type="float">
            <text:p>12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23" calcext:value-type="float">
            <text:p>12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32" calcext:value-type="float">
            <text:p>13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31" calcext:value-type="float">
            <text:p>131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31" calcext:value-type="float">
            <text:p>131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30" calcext:value-type="float">
            <text:p>13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30" calcext:value-type="float">
            <text:p>13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30" calcext:value-type="float">
            <text:p>13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37" calcext:value-type="float">
            <text:p>13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37" calcext:value-type="float">
            <text:p>13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29" calcext:value-type="float">
            <text:p>129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29" calcext:value-type="float">
            <text:p>129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29" calcext:value-type="float">
            <text:p>129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30" calcext:value-type="float">
            <text:p>13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30" calcext:value-type="float">
            <text:p>13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29" calcext:value-type="float">
            <text:p>12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9" calcext:value-type="float">
            <text:p>12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29" calcext:value-type="float">
            <text:p>12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29" calcext:value-type="float">
            <text:p>12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29" calcext:value-type="float">
            <text:p>12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33" calcext:value-type="float">
            <text:p>13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33" calcext:value-type="float">
            <text:p>13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33" calcext:value-type="float">
            <text:p>13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32" calcext:value-type="float">
            <text:p>13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36" calcext:value-type="float">
            <text:p>13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36" calcext:value-type="float">
            <text:p>13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36" calcext:value-type="float">
            <text:p>13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31" calcext:value-type="float">
            <text:p>13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31" calcext:value-type="float">
            <text:p>13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37" calcext:value-type="float">
            <text:p>13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37" calcext:value-type="float">
            <text:p>13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37" calcext:value-type="float">
            <text:p>13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29" calcext:value-type="float">
            <text:p>12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29" calcext:value-type="float">
            <text:p>12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31" calcext:value-type="float">
            <text:p>131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31" calcext:value-type="float">
            <text:p>131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18" calcext:value-type="float">
            <text:p>118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18" calcext:value-type="float">
            <text:p>118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18" calcext:value-type="float">
            <text:p>118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29" calcext:value-type="float">
            <text:p>129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29" calcext:value-type="float">
            <text:p>129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28" calcext:value-type="float">
            <text:p>128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28" calcext:value-type="float">
            <text:p>128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28" calcext:value-type="float">
            <text:p>128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27" calcext:value-type="float">
            <text:p>12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27" calcext:value-type="float">
            <text:p>12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33" calcext:value-type="float">
            <text:p>13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33" calcext:value-type="float">
            <text:p>13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33" calcext:value-type="float">
            <text:p>13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28" calcext:value-type="float">
            <text:p>12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28" calcext:value-type="float">
            <text:p>12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30" calcext:value-type="float">
            <text:p>13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30" calcext:value-type="float">
            <text:p>13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30" calcext:value-type="float">
            <text:p>13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31" calcext:value-type="float">
            <text:p>131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31" calcext:value-type="float">
            <text:p>131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29" calcext:value-type="float">
            <text:p>129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29" calcext:value-type="float">
            <text:p>129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29" calcext:value-type="float">
            <text:p>129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9" calcext:value-type="float">
            <text:p>129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29" calcext:value-type="float">
            <text:p>129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30" calcext:value-type="float">
            <text:p>13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30" calcext:value-type="float">
            <text:p>13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30" calcext:value-type="float">
            <text:p>13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32" calcext:value-type="float">
            <text:p>13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32" calcext:value-type="float">
            <text:p>13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29" calcext:value-type="float">
            <text:p>12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29" calcext:value-type="float">
            <text:p>12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29" calcext:value-type="float">
            <text:p>12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36" calcext:value-type="float">
            <text:p>13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36" calcext:value-type="float">
            <text:p>13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32" calcext:value-type="float">
            <text:p>132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32" calcext:value-type="float">
            <text:p>132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32" calcext:value-type="float">
            <text:p>132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31" calcext:value-type="float">
            <text:p>13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31" calcext:value-type="float">
            <text:p>13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31" calcext:value-type="float">
            <text:p>13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14" calcext:value-type="float">
            <text:p>114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14" calcext:value-type="float">
            <text:p>114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0" calcext:value-type="float">
            <text:p>8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80" calcext:value-type="float">
            <text:p>8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80" calcext:value-type="float">
            <text:p>8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90" calcext:value-type="float">
            <text:p>9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90" calcext:value-type="float">
            <text:p>9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8" calcext:value-type="float">
            <text:p>88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88" calcext:value-type="float">
            <text:p>88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88" calcext:value-type="float">
            <text:p>88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6" calcext:value-type="float">
            <text:p>86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6" calcext:value-type="float">
            <text:p>86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86" calcext:value-type="float">
            <text:p>86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94" calcext:value-type="float">
            <text:p>9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94" calcext:value-type="float">
            <text:p>9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90" calcext:value-type="float">
            <text:p>9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90" calcext:value-type="float">
            <text:p>9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90" calcext:value-type="float">
            <text:p>9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95" calcext:value-type="float">
            <text:p>9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95" calcext:value-type="float">
            <text:p>9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91" calcext:value-type="float">
            <text:p>91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91" calcext:value-type="float">
            <text:p>91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91" calcext:value-type="float">
            <text:p>91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93" calcext:value-type="float">
            <text:p>9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93" calcext:value-type="float">
            <text:p>9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93" calcext:value-type="float">
            <text:p>93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89" calcext:value-type="float">
            <text:p>8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89" calcext:value-type="float">
            <text:p>8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5" calcext:value-type="float">
            <text:p>95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95" calcext:value-type="float">
            <text:p>95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95" calcext:value-type="float">
            <text:p>95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91" calcext:value-type="float">
            <text:p>91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91" calcext:value-type="float">
            <text:p>91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93" calcext:value-type="float">
            <text:p>9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95" calcext:value-type="float">
            <text:p>95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95" calcext:value-type="float">
            <text:p>95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97" calcext:value-type="float">
            <text:p>97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97" calcext:value-type="float">
            <text:p>97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76" calcext:value-type="float">
            <text:p>7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6" calcext:value-type="float">
            <text:p>7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76" calcext:value-type="float">
            <text:p>7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77" calcext:value-type="float">
            <text:p>7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77" calcext:value-type="float">
            <text:p>7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8" calcext:value-type="float">
            <text:p>8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88" calcext:value-type="float">
            <text:p>8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88" calcext:value-type="float">
            <text:p>8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91" calcext:value-type="float">
            <text:p>9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91" calcext:value-type="float">
            <text:p>9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0" calcext:value-type="float">
            <text:p>9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90" calcext:value-type="float">
            <text:p>9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90" calcext:value-type="float">
            <text:p>9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93" calcext:value-type="float">
            <text:p>9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93" calcext:value-type="float">
            <text:p>9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91" calcext:value-type="float">
            <text:p>9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91" calcext:value-type="float">
            <text:p>9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91" calcext:value-type="float">
            <text:p>9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92" calcext:value-type="float">
            <text:p>92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92" calcext:value-type="float">
            <text:p>92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92" calcext:value-type="float">
            <text:p>9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92" calcext:value-type="float">
            <text:p>9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92" calcext:value-type="float">
            <text:p>9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95" calcext:value-type="float">
            <text:p>95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95" calcext:value-type="float">
            <text:p>95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7" calcext:value-type="float">
            <text:p>87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87" calcext:value-type="float">
            <text:p>87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87" calcext:value-type="float">
            <text:p>87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89" calcext:value-type="float">
            <text:p>89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89" calcext:value-type="float">
            <text:p>89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89" calcext:value-type="float">
            <text:p>89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89" calcext:value-type="float">
            <text:p>89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89" calcext:value-type="float">
            <text:p>89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92" calcext:value-type="float">
            <text:p>92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92" calcext:value-type="float">
            <text:p>92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2" calcext:value-type="float">
            <text:p>92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96" calcext:value-type="float">
            <text:p>9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96" calcext:value-type="float">
            <text:p>9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96" calcext:value-type="float">
            <text:p>96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96" calcext:value-type="float">
            <text:p>96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96" calcext:value-type="float">
            <text:p>96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96" calcext:value-type="float">
            <text:p>96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88" calcext:value-type="float">
            <text:p>88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88" calcext:value-type="float">
            <text:p>88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04" calcext:value-type="float">
            <text:p>10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04" calcext:value-type="float">
            <text:p>10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04" calcext:value-type="float">
            <text:p>104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7" calcext:value-type="float">
            <text:p>77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7" calcext:value-type="float">
            <text:p>77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76" calcext:value-type="float">
            <text:p>76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76" calcext:value-type="float">
            <text:p>76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" calcext:value-type="float">
            <text:p>76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81" calcext:value-type="float">
            <text:p>81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81" calcext:value-type="float">
            <text:p>81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90" calcext:value-type="float">
            <text:p>90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90" calcext:value-type="float">
            <text:p>90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90" calcext:value-type="float">
            <text:p>90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85" calcext:value-type="float">
            <text:p>8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85" calcext:value-type="float">
            <text:p>8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90" calcext:value-type="float">
            <text:p>9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89" calcext:value-type="float">
            <text:p>89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89" calcext:value-type="float">
            <text:p>89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9" calcext:value-type="float">
            <text:p>89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93" calcext:value-type="float">
            <text:p>93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93" calcext:value-type="float">
            <text:p>93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93" calcext:value-type="float">
            <text:p>93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93" calcext:value-type="float">
            <text:p>93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93" calcext:value-type="float">
            <text:p>93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93" calcext:value-type="float">
            <text:p>93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93" calcext:value-type="float">
            <text:p>93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90" calcext:value-type="float">
            <text:p>9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8" calcext:value-type="float">
            <text:p>98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98" calcext:value-type="float">
            <text:p>98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98" calcext:value-type="float">
            <text:p>98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91" calcext:value-type="float">
            <text:p>91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91" calcext:value-type="float">
            <text:p>91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94" calcext:value-type="float">
            <text:p>94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94" calcext:value-type="float">
            <text:p>94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94" calcext:value-type="float">
            <text:p>94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89" calcext:value-type="float">
            <text:p>89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89" calcext:value-type="float">
            <text:p>89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93" calcext:value-type="float">
            <text:p>93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93" calcext:value-type="float">
            <text:p>93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93" calcext:value-type="float">
            <text:p>93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93" calcext:value-type="float">
            <text:p>93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93" calcext:value-type="float">
            <text:p>93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93" calcext:value-type="float">
            <text:p>93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96" calcext:value-type="float">
            <text:p>96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96" calcext:value-type="float">
            <text:p>96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6" calcext:value-type="float">
            <text:p>96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95" calcext:value-type="float">
            <text:p>95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95" calcext:value-type="float">
            <text:p>95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95" calcext:value-type="float">
            <text:p>95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85" calcext:value-type="float">
            <text:p>85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85" calcext:value-type="float">
            <text:p>85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85" calcext:value-type="float">
            <text:p>85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85" calcext:value-type="float">
            <text:p>8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85" calcext:value-type="float">
            <text:p>8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86" calcext:value-type="float">
            <text:p>86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6" calcext:value-type="float">
            <text:p>86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6" calcext:value-type="float">
            <text:p>86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91" calcext:value-type="float">
            <text:p>91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91" calcext:value-type="float">
            <text:p>91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1" calcext:value-type="float">
            <text:p>91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91" calcext:value-type="float">
            <text:p>9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91" calcext:value-type="float">
            <text:p>9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88" calcext:value-type="float">
            <text:p>8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88" calcext:value-type="float">
            <text:p>8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88" calcext:value-type="float">
            <text:p>8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82" calcext:value-type="float">
            <text:p>8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2" calcext:value-type="float">
            <text:p>8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88" calcext:value-type="float">
            <text:p>88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8" calcext:value-type="float">
            <text:p>88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88" calcext:value-type="float">
            <text:p>88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90" calcext:value-type="float">
            <text:p>9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90" calcext:value-type="float">
            <text:p>9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87" calcext:value-type="float">
            <text:p>87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87" calcext:value-type="float">
            <text:p>87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87" calcext:value-type="float">
            <text:p>87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95" calcext:value-type="float">
            <text:p>9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95" calcext:value-type="float">
            <text:p>9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89" calcext:value-type="float">
            <text:p>8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9" calcext:value-type="float">
            <text:p>8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89" calcext:value-type="float">
            <text:p>89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93" calcext:value-type="float">
            <text:p>93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93" calcext:value-type="float">
            <text:p>93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92" calcext:value-type="float">
            <text:p>9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92" calcext:value-type="float">
            <text:p>9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92" calcext:value-type="float">
            <text:p>9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86" calcext:value-type="float">
            <text:p>86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6" calcext:value-type="float">
            <text:p>86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86" calcext:value-type="float">
            <text:p>86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86" calcext:value-type="float">
            <text:p>86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6" calcext:value-type="float">
            <text:p>86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86" calcext:value-type="float">
            <text:p>86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86" calcext:value-type="float">
            <text:p>86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86" calcext:value-type="float">
            <text:p>86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93" calcext:value-type="float">
            <text:p>9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93" calcext:value-type="float">
            <text:p>9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87" calcext:value-type="float">
            <text:p>87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87" calcext:value-type="float">
            <text:p>87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87" calcext:value-type="float">
            <text:p>87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86" calcext:value-type="float">
            <text:p>8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6" calcext:value-type="float">
            <text:p>8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90" calcext:value-type="float">
            <text:p>90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90" calcext:value-type="float">
            <text:p>90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0" calcext:value-type="float">
            <text:p>90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89" calcext:value-type="float">
            <text:p>89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89" calcext:value-type="float">
            <text:p>89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89" calcext:value-type="float">
            <text:p>89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87" calcext:value-type="float">
            <text:p>87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87" calcext:value-type="float">
            <text:p>87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92" calcext:value-type="float">
            <text:p>92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88" calcext:value-type="float">
            <text:p>8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88" calcext:value-type="float">
            <text:p>8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87" calcext:value-type="float">
            <text:p>8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83" calcext:value-type="float">
            <text:p>8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83" calcext:value-type="float">
            <text:p>83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95" calcext:value-type="float">
            <text:p>95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5" calcext:value-type="float">
            <text:p>95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95" calcext:value-type="float">
            <text:p>95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9" calcext:value-type="float">
            <text:p>89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89" calcext:value-type="float">
            <text:p>89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88" calcext:value-type="float">
            <text:p>88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88" calcext:value-type="float">
            <text:p>88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88" calcext:value-type="float">
            <text:p>88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89" calcext:value-type="float">
            <text:p>8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90" calcext:value-type="float">
            <text:p>9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90" calcext:value-type="float">
            <text:p>9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90" calcext:value-type="float">
            <text:p>9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95" calcext:value-type="float">
            <text:p>9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90" calcext:value-type="float">
            <text:p>90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90" calcext:value-type="float">
            <text:p>90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90" calcext:value-type="float">
            <text:p>90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91" calcext:value-type="float">
            <text:p>91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1" calcext:value-type="float">
            <text:p>91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87" calcext:value-type="float">
            <text:p>87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7" calcext:value-type="float">
            <text:p>87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87" calcext:value-type="float">
            <text:p>87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90" calcext:value-type="float">
            <text:p>9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0" calcext:value-type="float">
            <text:p>90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92" calcext:value-type="float">
            <text:p>92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92" calcext:value-type="float">
            <text:p>92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2" calcext:value-type="float">
            <text:p>92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23" calcext:value-type="float">
            <text:p>12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23" calcext:value-type="float">
            <text:p>12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21" calcext:value-type="float">
            <text:p>12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21" calcext:value-type="float">
            <text:p>12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21" calcext:value-type="float">
            <text:p>12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28" calcext:value-type="float">
            <text:p>12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28" calcext:value-type="float">
            <text:p>12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23" calcext:value-type="float">
            <text:p>12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23" calcext:value-type="float">
            <text:p>12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6" calcext:value-type="float">
            <text:p>10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06" calcext:value-type="float">
            <text:p>10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06" calcext:value-type="float">
            <text:p>10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06" calcext:value-type="float">
            <text:p>10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06" calcext:value-type="float">
            <text:p>10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21" calcext:value-type="float">
            <text:p>12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21" calcext:value-type="float">
            <text:p>12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21" calcext:value-type="float">
            <text:p>12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21" calcext:value-type="float">
            <text:p>12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21" calcext:value-type="float">
            <text:p>12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21" calcext:value-type="float">
            <text:p>12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08" calcext:value-type="float">
            <text:p>10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8" calcext:value-type="float">
            <text:p>10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8" calcext:value-type="float">
            <text:p>10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1" calcext:value-type="float">
            <text:p>12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1" calcext:value-type="float">
            <text:p>12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1" calcext:value-type="float">
            <text:p>12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2" calcext:value-type="float">
            <text:p>12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2" calcext:value-type="float">
            <text:p>12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0" calcext:value-type="float">
            <text:p>12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24" calcext:value-type="float">
            <text:p>12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24" calcext:value-type="float">
            <text:p>12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24" calcext:value-type="float">
            <text:p>12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25" calcext:value-type="float">
            <text:p>12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25" calcext:value-type="float">
            <text:p>12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25" calcext:value-type="float">
            <text:p>12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20" calcext:value-type="float">
            <text:p>12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20" calcext:value-type="float">
            <text:p>12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20" calcext:value-type="float">
            <text:p>12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3" calcext:value-type="float">
            <text:p>12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23" calcext:value-type="float">
            <text:p>12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23" calcext:value-type="float">
            <text:p>12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20" calcext:value-type="float">
            <text:p>12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20" calcext:value-type="float">
            <text:p>12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19" calcext:value-type="float">
            <text:p>11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19" calcext:value-type="float">
            <text:p>11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19" calcext:value-type="float">
            <text:p>11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21" calcext:value-type="float">
            <text:p>1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21" calcext:value-type="float">
            <text:p>1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19" calcext:value-type="float">
            <text:p>11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19" calcext:value-type="float">
            <text:p>11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19" calcext:value-type="float">
            <text:p>11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20" calcext:value-type="float">
            <text:p>12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20" calcext:value-type="float">
            <text:p>12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21" calcext:value-type="float">
            <text:p>1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21" calcext:value-type="float">
            <text:p>1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27" calcext:value-type="float">
            <text:p>12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27" calcext:value-type="float">
            <text:p>12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21" calcext:value-type="float">
            <text:p>1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21" calcext:value-type="float">
            <text:p>12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19" calcext:value-type="float">
            <text:p>11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19" calcext:value-type="float">
            <text:p>11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19" calcext:value-type="float">
            <text:p>11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20" calcext:value-type="float">
            <text:p>12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20" calcext:value-type="float">
            <text:p>12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15" calcext:value-type="float">
            <text:p>11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15" calcext:value-type="float">
            <text:p>11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15" calcext:value-type="float">
            <text:p>11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02" calcext:value-type="float">
            <text:p>10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02" calcext:value-type="float">
            <text:p>10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17" calcext:value-type="float">
            <text:p>117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17" calcext:value-type="float">
            <text:p>117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22" calcext:value-type="float">
            <text:p>122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22" calcext:value-type="float">
            <text:p>122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22" calcext:value-type="float">
            <text:p>122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19" calcext:value-type="float">
            <text:p>11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19" calcext:value-type="float">
            <text:p>11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11" calcext:value-type="float">
            <text:p>11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11" calcext:value-type="float">
            <text:p>11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11" calcext:value-type="float">
            <text:p>11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24" calcext:value-type="float">
            <text:p>12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24" calcext:value-type="float">
            <text:p>12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24" calcext:value-type="float">
            <text:p>12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22" calcext:value-type="float">
            <text:p>12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22" calcext:value-type="float">
            <text:p>12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22" calcext:value-type="float">
            <text:p>12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22" calcext:value-type="float">
            <text:p>12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table:number-columns-repeated="7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table:number-columns-repeated="7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table:number-columns-repeated="7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90" calcext:value-type="float">
            <text:p>9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90" calcext:value-type="float">
            <text:p>9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82" calcext:value-type="float">
            <text:p>8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82" calcext:value-type="float">
            <text:p>8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82" calcext:value-type="float">
            <text:p>8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82" calcext:value-type="float">
            <text:p>8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82" calcext:value-type="float">
            <text:p>8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82" calcext:value-type="float">
            <text:p>8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85" calcext:value-type="float">
            <text:p>8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85" calcext:value-type="float">
            <text:p>8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87" calcext:value-type="float">
            <text:p>8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87" calcext:value-type="float">
            <text:p>8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85" calcext:value-type="float">
            <text:p>8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85" calcext:value-type="float">
            <text:p>8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88" calcext:value-type="float">
            <text:p>8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88" calcext:value-type="float">
            <text:p>8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8" calcext:value-type="float">
            <text:p>8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95" calcext:value-type="float">
            <text:p>9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95" calcext:value-type="float">
            <text:p>9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86" calcext:value-type="float">
            <text:p>8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86" calcext:value-type="float">
            <text:p>8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86" calcext:value-type="float">
            <text:p>8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87" calcext:value-type="float">
            <text:p>8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7" calcext:value-type="float">
            <text:p>8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92" calcext:value-type="float">
            <text:p>9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92" calcext:value-type="float">
            <text:p>9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87" calcext:value-type="float">
            <text:p>8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87" calcext:value-type="float">
            <text:p>8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75" calcext:value-type="float">
            <text:p>7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75" calcext:value-type="float">
            <text:p>7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75" calcext:value-type="float">
            <text:p>7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72" calcext:value-type="float">
            <text:p>7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72" calcext:value-type="float">
            <text:p>7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72" calcext:value-type="float">
            <text:p>7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89" calcext:value-type="float">
            <text:p>8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89" calcext:value-type="float">
            <text:p>8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89" calcext:value-type="float">
            <text:p>8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85" calcext:value-type="float">
            <text:p>85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85" calcext:value-type="float">
            <text:p>85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84" calcext:value-type="float">
            <text:p>84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4" calcext:value-type="float">
            <text:p>84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85" calcext:value-type="float">
            <text:p>8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85" calcext:value-type="float">
            <text:p>8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85" calcext:value-type="float">
            <text:p>8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5" calcext:value-type="float">
            <text:p>8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85" calcext:value-type="float">
            <text:p>8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90" calcext:value-type="float">
            <text:p>9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90" calcext:value-type="float">
            <text:p>9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91" calcext:value-type="float">
            <text:p>9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91" calcext:value-type="float">
            <text:p>9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82" calcext:value-type="float">
            <text:p>8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82" calcext:value-type="float">
            <text:p>8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86" calcext:value-type="float">
            <text:p>8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86" calcext:value-type="float">
            <text:p>8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84" calcext:value-type="float">
            <text:p>8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4" calcext:value-type="float">
            <text:p>8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84" calcext:value-type="float">
            <text:p>8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71" calcext:value-type="float">
            <text:p>7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71" calcext:value-type="float">
            <text:p>7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75" calcext:value-type="float">
            <text:p>7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75" calcext:value-type="float">
            <text:p>7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75" calcext:value-type="float">
            <text:p>7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87" calcext:value-type="float">
            <text:p>8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35" calcext:value-type="float">
            <text:p>13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21" calcext:value-type="float">
            <text:p>121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1" calcext:value-type="float">
            <text:p>121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21" calcext:value-type="float">
            <text:p>121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14" calcext:value-type="float">
            <text:p>114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14" calcext:value-type="float">
            <text:p>114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15" calcext:value-type="float">
            <text:p>115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15" calcext:value-type="float">
            <text:p>115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15" calcext:value-type="float">
            <text:p>115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18" calcext:value-type="float">
            <text:p>11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18" calcext:value-type="float">
            <text:p>11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19" calcext:value-type="float">
            <text:p>11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19" calcext:value-type="float">
            <text:p>11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119" calcext:value-type="float">
            <text:p>11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119" calcext:value-type="float">
            <text:p>11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14" calcext:value-type="float">
            <text:p>11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14" calcext:value-type="float">
            <text:p>11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14" calcext:value-type="float">
            <text:p>11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14" calcext:value-type="float">
            <text:p>11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14" calcext:value-type="float">
            <text:p>11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14" calcext:value-type="float">
            <text:p>11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16" calcext:value-type="float">
            <text:p>116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16" calcext:value-type="float">
            <text:p>116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13" calcext:value-type="float">
            <text:p>11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113" calcext:value-type="float">
            <text:p>11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15" calcext:value-type="float">
            <text:p>11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115" calcext:value-type="float">
            <text:p>11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20" calcext:value-type="float">
            <text:p>12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20" calcext:value-type="float">
            <text:p>12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20" calcext:value-type="float">
            <text:p>12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15" calcext:value-type="float">
            <text:p>115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15" calcext:value-type="float">
            <text:p>115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14" calcext:value-type="float">
            <text:p>11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14" calcext:value-type="float">
            <text:p>11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14" calcext:value-type="float">
            <text:p>11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19" calcext:value-type="float">
            <text:p>11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119" calcext:value-type="float">
            <text:p>11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119" calcext:value-type="float">
            <text:p>11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13" calcext:value-type="float">
            <text:p>11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13" calcext:value-type="float">
            <text:p>11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20" calcext:value-type="float">
            <text:p>12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20" calcext:value-type="float">
            <text:p>12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20" calcext:value-type="float">
            <text:p>12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14" calcext:value-type="float">
            <text:p>11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14" calcext:value-type="float">
            <text:p>11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122" calcext:value-type="float">
            <text:p>12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22" calcext:value-type="float">
            <text:p>12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22" calcext:value-type="float">
            <text:p>12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13" calcext:value-type="float">
            <text:p>11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13" calcext:value-type="float">
            <text:p>11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06" calcext:value-type="float">
            <text:p>10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06" calcext:value-type="float">
            <text:p>10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06" calcext:value-type="float">
            <text:p>10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09" calcext:value-type="float">
            <text:p>10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09" calcext:value-type="float">
            <text:p>10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10" calcext:value-type="float">
            <text:p>11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10" calcext:value-type="float">
            <text:p>11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18" calcext:value-type="float">
            <text:p>11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18" calcext:value-type="float">
            <text:p>11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70" calcext:value-type="float">
            <text:p>7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70" calcext:value-type="float">
            <text:p>7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70" calcext:value-type="float">
            <text:p>7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72" calcext:value-type="float">
            <text:p>7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72" calcext:value-type="float">
            <text:p>7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74" calcext:value-type="float">
            <text:p>7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74" calcext:value-type="float">
            <text:p>7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74" calcext:value-type="float">
            <text:p>7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9" calcext:value-type="float">
            <text:p>6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9" calcext:value-type="float">
            <text:p>6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70" calcext:value-type="float">
            <text:p>7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70" calcext:value-type="float">
            <text:p>7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70" calcext:value-type="float">
            <text:p>7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72" calcext:value-type="float">
            <text:p>7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72" calcext:value-type="float">
            <text:p>7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75" calcext:value-type="float">
            <text:p>7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75" calcext:value-type="float">
            <text:p>7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75" calcext:value-type="float">
            <text:p>7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76" calcext:value-type="float">
            <text:p>7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76" calcext:value-type="float">
            <text:p>7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76" calcext:value-type="float">
            <text:p>7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70" calcext:value-type="float">
            <text:p>7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70" calcext:value-type="float">
            <text:p>7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70" calcext:value-type="float">
            <text:p>7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70" calcext:value-type="float">
            <text:p>7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70" calcext:value-type="float">
            <text:p>7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78" calcext:value-type="float">
            <text:p>7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78" calcext:value-type="float">
            <text:p>7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83" calcext:value-type="float">
            <text:p>8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83" calcext:value-type="float">
            <text:p>8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83" calcext:value-type="float">
            <text:p>8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79" calcext:value-type="float">
            <text:p>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79" calcext:value-type="float">
            <text:p>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77" calcext:value-type="float">
            <text:p>7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77" calcext:value-type="float">
            <text:p>7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77" calcext:value-type="float">
            <text:p>7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81" calcext:value-type="float">
            <text:p>8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81" calcext:value-type="float">
            <text:p>8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7" calcext:value-type="float">
            <text:p>8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87" calcext:value-type="float">
            <text:p>8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87" calcext:value-type="float">
            <text:p>8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83" calcext:value-type="float">
            <text:p>83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83" calcext:value-type="float">
            <text:p>83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83" calcext:value-type="float">
            <text:p>83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83" calcext:value-type="float">
            <text:p>8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83" calcext:value-type="float">
            <text:p>8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75" calcext:value-type="float">
            <text:p>7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75" calcext:value-type="float">
            <text:p>7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75" calcext:value-type="float">
            <text:p>7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77" calcext:value-type="float">
            <text:p>7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77" calcext:value-type="float">
            <text:p>7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77" calcext:value-type="float">
            <text:p>7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77" calcext:value-type="float">
            <text:p>7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77" calcext:value-type="float">
            <text:p>7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84" calcext:value-type="float">
            <text:p>8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84" calcext:value-type="float">
            <text:p>8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84" calcext:value-type="float">
            <text:p>8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79" calcext:value-type="float">
            <text:p>7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79" calcext:value-type="float">
            <text:p>7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79" calcext:value-type="float">
            <text:p>7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83" calcext:value-type="float">
            <text:p>83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83" calcext:value-type="float">
            <text:p>83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81" calcext:value-type="float">
            <text:p>8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81" calcext:value-type="float">
            <text:p>8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81" calcext:value-type="float">
            <text:p>8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81" calcext:value-type="float">
            <text:p>8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84" calcext:value-type="float">
            <text:p>8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84" calcext:value-type="float">
            <text:p>8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83" calcext:value-type="float">
            <text:p>8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83" calcext:value-type="float">
            <text:p>8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83" calcext:value-type="float">
            <text:p>8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76" calcext:value-type="float">
            <text:p>7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76" calcext:value-type="float">
            <text:p>7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76" calcext:value-type="float">
            <text:p>7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87" calcext:value-type="float">
            <text:p>8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87" calcext:value-type="float">
            <text:p>8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83" calcext:value-type="float">
            <text:p>8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83" calcext:value-type="float">
            <text:p>8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83" calcext:value-type="float">
            <text:p>8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82" calcext:value-type="float">
            <text:p>8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82" calcext:value-type="float">
            <text:p>8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79" calcext:value-type="float">
            <text:p>7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79" calcext:value-type="float">
            <text:p>7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9" calcext:value-type="float">
            <text:p>7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79" calcext:value-type="float">
            <text:p>7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79" calcext:value-type="float">
            <text:p>7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79" calcext:value-type="float">
            <text:p>7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85" calcext:value-type="float">
            <text:p>8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85" calcext:value-type="float">
            <text:p>8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85" calcext:value-type="float">
            <text:p>8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85" calcext:value-type="float">
            <text:p>8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85" calcext:value-type="float">
            <text:p>8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81" calcext:value-type="float">
            <text:p>8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81" calcext:value-type="float">
            <text:p>8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81" calcext:value-type="float">
            <text:p>8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84" calcext:value-type="float">
            <text:p>8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84" calcext:value-type="float">
            <text:p>8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82" calcext:value-type="float">
            <text:p>8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82" calcext:value-type="float">
            <text:p>8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82" calcext:value-type="float">
            <text:p>8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77" calcext:value-type="float">
            <text:p>7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77" calcext:value-type="float">
            <text:p>7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23" calcext:value-type="float">
            <text:p>12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97" calcext:value-type="float">
            <text:p>9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97" calcext:value-type="float">
            <text:p>9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75" calcext:value-type="float">
            <text:p>7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75" calcext:value-type="float">
            <text:p>7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75" calcext:value-type="float">
            <text:p>7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78" calcext:value-type="float">
            <text:p>7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78" calcext:value-type="float">
            <text:p>7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92" calcext:value-type="float">
            <text:p>9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92" calcext:value-type="float">
            <text:p>9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92" calcext:value-type="float">
            <text:p>9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84" calcext:value-type="float">
            <text:p>8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84" calcext:value-type="float">
            <text:p>8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71" calcext:value-type="float">
            <text:p>7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71" calcext:value-type="float">
            <text:p>7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71" calcext:value-type="float">
            <text:p>7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74" calcext:value-type="float">
            <text:p>7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74" calcext:value-type="float">
            <text:p>7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87" calcext:value-type="float">
            <text:p>8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87" calcext:value-type="float">
            <text:p>8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87" calcext:value-type="float">
            <text:p>8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87" calcext:value-type="float">
            <text:p>87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87" calcext:value-type="float">
            <text:p>87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87" calcext:value-type="float">
            <text:p>87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87" calcext:value-type="float">
            <text:p>8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87" calcext:value-type="float">
            <text:p>8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87" calcext:value-type="float">
            <text:p>8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87" calcext:value-type="float">
            <text:p>8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87" calcext:value-type="float">
            <text:p>8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90" calcext:value-type="float">
            <text:p>90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90" calcext:value-type="float">
            <text:p>90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90" calcext:value-type="float">
            <text:p>90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87" calcext:value-type="float">
            <text:p>87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87" calcext:value-type="float">
            <text:p>87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89" calcext:value-type="float">
            <text:p>8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87" calcext:value-type="float">
            <text:p>8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87" calcext:value-type="float">
            <text:p>8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87" calcext:value-type="float">
            <text:p>8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83" calcext:value-type="float">
            <text:p>8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83" calcext:value-type="float">
            <text:p>8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83" calcext:value-type="float">
            <text:p>8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89" calcext:value-type="float">
            <text:p>8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89" calcext:value-type="float">
            <text:p>8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89" calcext:value-type="float">
            <text:p>8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91" calcext:value-type="float">
            <text:p>9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91" calcext:value-type="float">
            <text:p>9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90" calcext:value-type="float">
            <text:p>9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86" calcext:value-type="float">
            <text:p>8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86" calcext:value-type="float">
            <text:p>8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86" calcext:value-type="float">
            <text:p>8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91" calcext:value-type="float">
            <text:p>9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91" calcext:value-type="float">
            <text:p>9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83" calcext:value-type="float">
            <text:p>8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83" calcext:value-type="float">
            <text:p>8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83" calcext:value-type="float">
            <text:p>8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92" calcext:value-type="float">
            <text:p>9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92" calcext:value-type="float">
            <text:p>9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92" calcext:value-type="float">
            <text:p>9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76" calcext:value-type="float">
            <text:p>7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76" calcext:value-type="float">
            <text:p>7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76" calcext:value-type="float">
            <text:p>7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71" calcext:value-type="float">
            <text:p>7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71" calcext:value-type="float">
            <text:p>7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88" calcext:value-type="float">
            <text:p>8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88" calcext:value-type="float">
            <text:p>8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83" calcext:value-type="float">
            <text:p>8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83" calcext:value-type="float">
            <text:p>83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85" calcext:value-type="float">
            <text:p>8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85" calcext:value-type="float">
            <text:p>8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89" calcext:value-type="float">
            <text:p>8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89" calcext:value-type="float">
            <text:p>8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89" calcext:value-type="float">
            <text:p>8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78" calcext:value-type="float">
            <text:p>7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78" calcext:value-type="float">
            <text:p>7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88" calcext:value-type="float">
            <text:p>8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88" calcext:value-type="float">
            <text:p>8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79" calcext:value-type="float">
            <text:p>7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79" calcext:value-type="float">
            <text:p>7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92" calcext:value-type="float">
            <text:p>9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83" calcext:value-type="float">
            <text:p>8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83" calcext:value-type="float">
            <text:p>8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83" calcext:value-type="float">
            <text:p>8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84" calcext:value-type="float">
            <text:p>8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84" calcext:value-type="float">
            <text:p>8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82" calcext:value-type="float">
            <text:p>82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82" calcext:value-type="float">
            <text:p>82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89" calcext:value-type="float">
            <text:p>8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81" calcext:value-type="float">
            <text:p>8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81" calcext:value-type="float">
            <text:p>8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78" calcext:value-type="float">
            <text:p>7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78" calcext:value-type="float">
            <text:p>7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78" calcext:value-type="float">
            <text:p>7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86" calcext:value-type="float">
            <text:p>8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86" calcext:value-type="float">
            <text:p>8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85" calcext:value-type="float">
            <text:p>85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85" calcext:value-type="float">
            <text:p>85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85" calcext:value-type="float">
            <text:p>85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90" calcext:value-type="float">
            <text:p>9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90" calcext:value-type="float">
            <text:p>9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79" calcext:value-type="float">
            <text:p>79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79" calcext:value-type="float">
            <text:p>79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79" calcext:value-type="float">
            <text:p>79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85" calcext:value-type="float">
            <text:p>8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85" calcext:value-type="float">
            <text:p>8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85" calcext:value-type="float">
            <text:p>8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86" calcext:value-type="float">
            <text:p>8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86" calcext:value-type="float">
            <text:p>8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83" calcext:value-type="float">
            <text:p>8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83" calcext:value-type="float">
            <text:p>8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83" calcext:value-type="float">
            <text:p>8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80" calcext:value-type="float">
            <text:p>8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80" calcext:value-type="float">
            <text:p>8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88" calcext:value-type="float">
            <text:p>8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88" calcext:value-type="float">
            <text:p>8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86" calcext:value-type="float">
            <text:p>8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86" calcext:value-type="float">
            <text:p>8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86" calcext:value-type="float">
            <text:p>8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81" calcext:value-type="float">
            <text:p>8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81" calcext:value-type="float">
            <text:p>8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73" calcext:value-type="float">
            <text:p>7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73" calcext:value-type="float">
            <text:p>7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81" calcext:value-type="float">
            <text:p>8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81" calcext:value-type="float">
            <text:p>8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86" calcext:value-type="float">
            <text:p>86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86" calcext:value-type="float">
            <text:p>86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86" calcext:value-type="float">
            <text:p>86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88" calcext:value-type="float">
            <text:p>88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88" calcext:value-type="float">
            <text:p>88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84" calcext:value-type="float">
            <text:p>8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84" calcext:value-type="float">
            <text:p>8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84" calcext:value-type="float">
            <text:p>8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84" calcext:value-type="float">
            <text:p>8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89" calcext:value-type="float">
            <text:p>8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78" calcext:value-type="float">
            <text:p>78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78" calcext:value-type="float">
            <text:p>78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13" calcext:value-type="float">
            <text:p>11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113" calcext:value-type="float">
            <text:p>11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13" calcext:value-type="float">
            <text:p>11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13" calcext:value-type="float">
            <text:p>11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13" calcext:value-type="float">
            <text:p>11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13" calcext:value-type="float">
            <text:p>11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18" calcext:value-type="float">
            <text:p>11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18" calcext:value-type="float">
            <text:p>11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4" calcext:value-type="float">
            <text:p>11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14" calcext:value-type="float">
            <text:p>11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14" calcext:value-type="float">
            <text:p>11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115" calcext:value-type="float">
            <text:p>11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15" calcext:value-type="float">
            <text:p>11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19" calcext:value-type="float">
            <text:p>11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19" calcext:value-type="float">
            <text:p>11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17" calcext:value-type="float">
            <text:p>11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17" calcext:value-type="float">
            <text:p>11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20" calcext:value-type="float">
            <text:p>12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120" calcext:value-type="float">
            <text:p>12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120" calcext:value-type="float">
            <text:p>12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19" calcext:value-type="float">
            <text:p>11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19" calcext:value-type="float">
            <text:p>11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19" calcext:value-type="float">
            <text:p>11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19" calcext:value-type="float">
            <text:p>11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119" calcext:value-type="float">
            <text:p>11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20" calcext:value-type="float">
            <text:p>120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20" calcext:value-type="float">
            <text:p>120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20" calcext:value-type="float">
            <text:p>120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19" calcext:value-type="float">
            <text:p>11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119" calcext:value-type="float">
            <text:p>11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14" calcext:value-type="float">
            <text:p>11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14" calcext:value-type="float">
            <text:p>11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114" calcext:value-type="float">
            <text:p>11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12" calcext:value-type="float">
            <text:p>112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12" calcext:value-type="float">
            <text:p>112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14" calcext:value-type="float">
            <text:p>114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114" calcext:value-type="float">
            <text:p>114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14" calcext:value-type="float">
            <text:p>114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20" calcext:value-type="float">
            <text:p>12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20" calcext:value-type="float">
            <text:p>12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21" calcext:value-type="float">
            <text:p>121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21" calcext:value-type="float">
            <text:p>121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21" calcext:value-type="float">
            <text:p>121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19" calcext:value-type="float">
            <text:p>11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19" calcext:value-type="float">
            <text:p>11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14" calcext:value-type="float">
            <text:p>114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14" calcext:value-type="float">
            <text:p>114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14" calcext:value-type="float">
            <text:p>114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17" calcext:value-type="float">
            <text:p>11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17" calcext:value-type="float">
            <text:p>11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17" calcext:value-type="float">
            <text:p>11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10" calcext:value-type="float">
            <text:p>11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10" calcext:value-type="float">
            <text:p>11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119" calcext:value-type="float">
            <text:p>11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19" calcext:value-type="float">
            <text:p>11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120" calcext:value-type="float">
            <text:p>12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120" calcext:value-type="float">
            <text:p>12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20" calcext:value-type="float">
            <text:p>12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22" calcext:value-type="float">
            <text:p>122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22" calcext:value-type="float">
            <text:p>122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21" calcext:value-type="float">
            <text:p>12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21" calcext:value-type="float">
            <text:p>12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108" calcext:value-type="float">
            <text:p>108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08" calcext:value-type="float">
            <text:p>108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119" calcext:value-type="float">
            <text:p>11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19" calcext:value-type="float">
            <text:p>11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13" calcext:value-type="float">
            <text:p>11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113" calcext:value-type="float">
            <text:p>11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117" calcext:value-type="float">
            <text:p>11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117" calcext:value-type="float">
            <text:p>11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17" calcext:value-type="float">
            <text:p>11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114" calcext:value-type="float">
            <text:p>11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14" calcext:value-type="float">
            <text:p>11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13" calcext:value-type="float">
            <text:p>11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113" calcext:value-type="float">
            <text:p>11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13" calcext:value-type="float">
            <text:p>11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23" calcext:value-type="float">
            <text:p>123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23" calcext:value-type="float">
            <text:p>123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120" calcext:value-type="float">
            <text:p>120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120" calcext:value-type="float">
            <text:p>120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20" calcext:value-type="float">
            <text:p>120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116" calcext:value-type="float">
            <text:p>116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116" calcext:value-type="float">
            <text:p>116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119" calcext:value-type="float">
            <text:p>11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119" calcext:value-type="float">
            <text:p>11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19" calcext:value-type="float">
            <text:p>11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122" calcext:value-type="float">
            <text:p>122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22" calcext:value-type="float">
            <text:p>122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15" calcext:value-type="float">
            <text:p>11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115" calcext:value-type="float">
            <text:p>11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115" calcext:value-type="float">
            <text:p>11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22" calcext:value-type="float">
            <text:p>122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22" calcext:value-type="float">
            <text:p>122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109" calcext:value-type="float">
            <text:p>10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109" calcext:value-type="float">
            <text:p>10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09" calcext:value-type="float">
            <text:p>10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108" calcext:value-type="float">
            <text:p>10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08" calcext:value-type="float">
            <text:p>10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111" calcext:value-type="float">
            <text:p>11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111" calcext:value-type="float">
            <text:p>11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111" calcext:value-type="float">
            <text:p>11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114" calcext:value-type="float">
            <text:p>114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14" calcext:value-type="float">
            <text:p>114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16" calcext:value-type="float">
            <text:p>116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116" calcext:value-type="float">
            <text:p>116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116" calcext:value-type="float">
            <text:p>116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117" calcext:value-type="float">
            <text:p>117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17" calcext:value-type="float">
            <text:p>117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19" calcext:value-type="float">
            <text:p>119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19" calcext:value-type="float">
            <text:p>119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119" calcext:value-type="float">
            <text:p>11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119" calcext:value-type="float">
            <text:p>11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19" calcext:value-type="float">
            <text:p>11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115" calcext:value-type="float">
            <text:p>11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15" calcext:value-type="float">
            <text:p>11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12" calcext:value-type="float">
            <text:p>11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112" calcext:value-type="float">
            <text:p>11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112" calcext:value-type="float">
            <text:p>11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112" calcext:value-type="float">
            <text:p>11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" calcext:value-type="float">
            <text:p>11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20" calcext:value-type="float">
            <text:p>120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120" calcext:value-type="float">
            <text:p>120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20" calcext:value-type="float">
            <text:p>120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12" calcext:value-type="float">
            <text:p>11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12" calcext:value-type="float">
            <text:p>11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22" calcext:value-type="float">
            <text:p>122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22" calcext:value-type="float">
            <text:p>122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22" calcext:value-type="float">
            <text:p>122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17" calcext:value-type="float">
            <text:p>11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17" calcext:value-type="float">
            <text:p>11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17" calcext:value-type="float">
            <text:p>11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17" calcext:value-type="float">
            <text:p>11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111" calcext:value-type="float">
            <text:p>11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111" calcext:value-type="float">
            <text:p>11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107" calcext:value-type="float">
            <text:p>10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07" calcext:value-type="float">
            <text:p>10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20" calcext:value-type="float">
            <text:p>12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20" calcext:value-type="float">
            <text:p>12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20" calcext:value-type="float">
            <text:p>12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17" calcext:value-type="float">
            <text:p>117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114" calcext:value-type="float">
            <text:p>11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14" calcext:value-type="float">
            <text:p>11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14" calcext:value-type="float">
            <text:p>11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19" calcext:value-type="float">
            <text:p>119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19" calcext:value-type="float">
            <text:p>119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110" calcext:value-type="float">
            <text:p>110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110" calcext:value-type="float">
            <text:p>110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113" calcext:value-type="float">
            <text:p>11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19" calcext:value-type="float">
            <text:p>119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119" calcext:value-type="float">
            <text:p>119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112" calcext:value-type="float">
            <text:p>112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121" calcext:value-type="float">
            <text:p>12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102" calcext:value-type="float">
            <text:p>10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02" calcext:value-type="float">
            <text:p>10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02" calcext:value-type="float">
            <text:p>10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02" calcext:value-type="float">
            <text:p>10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102" calcext:value-type="float">
            <text:p>10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110" calcext:value-type="float">
            <text:p>11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10" calcext:value-type="float">
            <text:p>11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10" calcext:value-type="float">
            <text:p>11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09" calcext:value-type="float">
            <text:p>10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09" calcext:value-type="float">
            <text:p>10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20" calcext:value-type="float">
            <text:p>12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120" calcext:value-type="float">
            <text:p>12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16" calcext:value-type="float">
            <text:p>11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116" calcext:value-type="float">
            <text:p>11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17" calcext:value-type="float">
            <text:p>117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77" calcext:value-type="float">
            <text:p>7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77" calcext:value-type="float">
            <text:p>77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77" calcext:value-type="float">
            <text:p>7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77" calcext:value-type="float">
            <text:p>7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81" calcext:value-type="float">
            <text:p>8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81" calcext:value-type="float">
            <text:p>8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81" calcext:value-type="float">
            <text:p>8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83" calcext:value-type="float">
            <text:p>8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83" calcext:value-type="float">
            <text:p>8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83" calcext:value-type="float">
            <text:p>83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76" calcext:value-type="float">
            <text:p>7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76" calcext:value-type="float">
            <text:p>7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78" calcext:value-type="float">
            <text:p>7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78" calcext:value-type="float">
            <text:p>7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78" calcext:value-type="float">
            <text:p>7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78" calcext:value-type="float">
            <text:p>7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78" calcext:value-type="float">
            <text:p>7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78" calcext:value-type="float">
            <text:p>7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" calcext:value-type="float">
            <text:p>7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77" calcext:value-type="float">
            <text:p>7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73" calcext:value-type="float">
            <text:p>7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73" calcext:value-type="float">
            <text:p>7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73" calcext:value-type="float">
            <text:p>7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65" calcext:value-type="float">
            <text:p>6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65" calcext:value-type="float">
            <text:p>6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84" calcext:value-type="float">
            <text:p>8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84" calcext:value-type="float">
            <text:p>8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84" calcext:value-type="float">
            <text:p>8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75" calcext:value-type="float">
            <text:p>7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75" calcext:value-type="float">
            <text:p>7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75" calcext:value-type="float">
            <text:p>7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83" calcext:value-type="float">
            <text:p>8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83" calcext:value-type="float">
            <text:p>8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" calcext:value-type="float">
            <text:p>7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73" calcext:value-type="float">
            <text:p>7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77" calcext:value-type="float">
            <text:p>7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77" calcext:value-type="float">
            <text:p>7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77" calcext:value-type="float">
            <text:p>7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83" calcext:value-type="float">
            <text:p>8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83" calcext:value-type="float">
            <text:p>83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82" calcext:value-type="float">
            <text:p>8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82" calcext:value-type="float">
            <text:p>8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26" calcext:value-type="float">
            <text:p>12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126" calcext:value-type="float">
            <text:p>12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126" calcext:value-type="float">
            <text:p>12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78" calcext:value-type="float">
            <text:p>7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78" calcext:value-type="float">
            <text:p>7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81" calcext:value-type="float">
            <text:p>81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84" calcext:value-type="float">
            <text:p>8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84" calcext:value-type="float">
            <text:p>8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84" calcext:value-type="float">
            <text:p>8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3" calcext:value-type="float">
            <text:p>8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83" calcext:value-type="float">
            <text:p>8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81" calcext:value-type="float">
            <text:p>8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81" calcext:value-type="float">
            <text:p>8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81" calcext:value-type="float">
            <text:p>8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82" calcext:value-type="float">
            <text:p>82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82" calcext:value-type="float">
            <text:p>82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82" calcext:value-type="float">
            <text:p>82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82" calcext:value-type="float">
            <text:p>82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82" calcext:value-type="float">
            <text:p>82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82" calcext:value-type="float">
            <text:p>82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80" calcext:value-type="float">
            <text:p>80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80" calcext:value-type="float">
            <text:p>80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84" calcext:value-type="float">
            <text:p>84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84" calcext:value-type="float">
            <text:p>84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84" calcext:value-type="float">
            <text:p>84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82" calcext:value-type="float">
            <text:p>82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82" calcext:value-type="float">
            <text:p>82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74" calcext:value-type="float">
            <text:p>7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74" calcext:value-type="float">
            <text:p>7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74" calcext:value-type="float">
            <text:p>7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75" calcext:value-type="float">
            <text:p>7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75" calcext:value-type="float">
            <text:p>7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84" calcext:value-type="float">
            <text:p>8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84" calcext:value-type="float">
            <text:p>8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77" calcext:value-type="float">
            <text:p>7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77" calcext:value-type="float">
            <text:p>7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77" calcext:value-type="float">
            <text:p>7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79" calcext:value-type="float">
            <text:p>7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79" calcext:value-type="float">
            <text:p>7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84" calcext:value-type="float">
            <text:p>8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86" calcext:value-type="float">
            <text:p>8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82" calcext:value-type="float">
            <text:p>8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82" calcext:value-type="float">
            <text:p>8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82" calcext:value-type="float">
            <text:p>8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82" calcext:value-type="float">
            <text:p>8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82" calcext:value-type="float">
            <text:p>8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71" calcext:value-type="float">
            <text:p>7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71" calcext:value-type="float">
            <text:p>7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71" calcext:value-type="float">
            <text:p>7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69" calcext:value-type="float">
            <text:p>6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9" calcext:value-type="float">
            <text:p>6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69" calcext:value-type="float">
            <text:p>6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73" calcext:value-type="float">
            <text:p>73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73" calcext:value-type="float">
            <text:p>73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1" calcext:value-type="float">
            <text:p>8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81" calcext:value-type="float">
            <text:p>8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81" calcext:value-type="float">
            <text:p>8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79" calcext:value-type="float">
            <text:p>79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79" calcext:value-type="float">
            <text:p>79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79" calcext:value-type="float">
            <text:p>79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79" calcext:value-type="float">
            <text:p>79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79" calcext:value-type="float">
            <text:p>79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77" calcext:value-type="float">
            <text:p>77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77" calcext:value-type="float">
            <text:p>77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79" calcext:value-type="float">
            <text:p>7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79" calcext:value-type="float">
            <text:p>7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79" calcext:value-type="float">
            <text:p>7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112" calcext:value-type="float">
            <text:p>11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112" calcext:value-type="float">
            <text:p>11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14" calcext:value-type="float">
            <text:p>114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14" calcext:value-type="float">
            <text:p>114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114" calcext:value-type="float">
            <text:p>114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111" calcext:value-type="float">
            <text:p>11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111" calcext:value-type="float">
            <text:p>111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117" calcext:value-type="float">
            <text:p>117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117" calcext:value-type="float">
            <text:p>117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117" calcext:value-type="float">
            <text:p>117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118" calcext:value-type="float">
            <text:p>118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118" calcext:value-type="float">
            <text:p>118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110" calcext:value-type="float">
            <text:p>11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10" calcext:value-type="float">
            <text:p>11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10" calcext:value-type="float">
            <text:p>11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116" calcext:value-type="float">
            <text:p>116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16" calcext:value-type="float">
            <text:p>116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15" calcext:value-type="float">
            <text:p>115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115" calcext:value-type="float">
            <text:p>115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16" calcext:value-type="float">
            <text:p>11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116" calcext:value-type="float">
            <text:p>11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16" calcext:value-type="float">
            <text:p>116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100" calcext:value-type="float">
            <text:p>10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100" calcext:value-type="float">
            <text:p>10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108" calcext:value-type="float">
            <text:p>108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08" calcext:value-type="float">
            <text:p>108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108" calcext:value-type="float">
            <text:p>108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114" calcext:value-type="float">
            <text:p>114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14" calcext:value-type="float">
            <text:p>114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07" calcext:value-type="float">
            <text:p>10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107" calcext:value-type="float">
            <text:p>10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07" calcext:value-type="float">
            <text:p>10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109" calcext:value-type="float">
            <text:p>10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109" calcext:value-type="float">
            <text:p>10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09" calcext:value-type="float">
            <text:p>109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113" calcext:value-type="float">
            <text:p>113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113" calcext:value-type="float">
            <text:p>113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13" calcext:value-type="float">
            <text:p>113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110" calcext:value-type="float">
            <text:p>11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10" calcext:value-type="float">
            <text:p>110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109" calcext:value-type="float">
            <text:p>10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09" calcext:value-type="float">
            <text:p>10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09" calcext:value-type="float">
            <text:p>10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110" calcext:value-type="float">
            <text:p>11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110" calcext:value-type="float">
            <text:p>11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06" calcext:value-type="float">
            <text:p>106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106" calcext:value-type="float">
            <text:p>106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06" calcext:value-type="float">
            <text:p>106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111" calcext:value-type="float">
            <text:p>111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111" calcext:value-type="float">
            <text:p>111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115" calcext:value-type="float">
            <text:p>11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15" calcext:value-type="float">
            <text:p>11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115" calcext:value-type="float">
            <text:p>115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12" calcext:value-type="float">
            <text:p>11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12" calcext:value-type="float">
            <text:p>11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108" calcext:value-type="float">
            <text:p>10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08" calcext:value-type="float">
            <text:p>10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8" calcext:value-type="float">
            <text:p>10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112" calcext:value-type="float">
            <text:p>11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12" calcext:value-type="float">
            <text:p>112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15" calcext:value-type="float">
            <text:p>11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15" calcext:value-type="float">
            <text:p>11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15" calcext:value-type="float">
            <text:p>115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09" calcext:value-type="float">
            <text:p>10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09" calcext:value-type="float">
            <text:p>10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98" calcext:value-type="float">
            <text:p>98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98" calcext:value-type="float">
            <text:p>98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109" calcext:value-type="float">
            <text:p>109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109" calcext:value-type="float">
            <text:p>109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09" calcext:value-type="float">
            <text:p>109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111" calcext:value-type="float">
            <text:p>111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111" calcext:value-type="float">
            <text:p>111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11" calcext:value-type="float">
            <text:p>111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114" calcext:value-type="float">
            <text:p>11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14" calcext:value-type="float">
            <text:p>114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10" calcext:value-type="float">
            <text:p>11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110" calcext:value-type="float">
            <text:p>11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10" calcext:value-type="float">
            <text:p>110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108" calcext:value-type="float">
            <text:p>10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08" calcext:value-type="float">
            <text:p>10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08" calcext:value-type="float">
            <text:p>10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112" calcext:value-type="float">
            <text:p>11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12" calcext:value-type="float">
            <text:p>11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108" calcext:value-type="float">
            <text:p>108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08" calcext:value-type="float">
            <text:p>108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08" calcext:value-type="float">
            <text:p>108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111" calcext:value-type="float">
            <text:p>111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11" calcext:value-type="float">
            <text:p>111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10" calcext:value-type="float">
            <text:p>11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110" calcext:value-type="float">
            <text:p>11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110" calcext:value-type="float">
            <text:p>110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112" calcext:value-type="float">
            <text:p>112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12" calcext:value-type="float">
            <text:p>112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108" calcext:value-type="float">
            <text:p>10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08" calcext:value-type="float">
            <text:p>10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108" calcext:value-type="float">
            <text:p>10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112" calcext:value-type="float">
            <text:p>11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112" calcext:value-type="float">
            <text:p>11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12" calcext:value-type="float">
            <text:p>11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115" calcext:value-type="float">
            <text:p>115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15" calcext:value-type="float">
            <text:p>115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12" calcext:value-type="float">
            <text:p>11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12" calcext:value-type="float">
            <text:p>11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112" calcext:value-type="float">
            <text:p>112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12" calcext:value-type="float">
            <text:p>112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12" calcext:value-type="float">
            <text:p>112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17" calcext:value-type="float">
            <text:p>11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17" calcext:value-type="float">
            <text:p>117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98" calcext:value-type="float">
            <text:p>98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98" calcext:value-type="float">
            <text:p>98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98" calcext:value-type="float">
            <text:p>98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99" calcext:value-type="float">
            <text:p>9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99" calcext:value-type="float">
            <text:p>9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111" calcext:value-type="float">
            <text:p>111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111" calcext:value-type="float">
            <text:p>111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11" calcext:value-type="float">
            <text:p>111</text:p>
          </table:table-cell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08" calcext:value-type="float">
            <text:p>108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08" calcext:value-type="float">
            <text:p>108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107" calcext:value-type="float">
            <text:p>10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07" calcext:value-type="float">
            <text:p>10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107" calcext:value-type="float">
            <text:p>10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109" calcext:value-type="float">
            <text:p>10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09" calcext:value-type="float">
            <text:p>109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09" calcext:value-type="float">
            <text:p>109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109" calcext:value-type="float">
            <text:p>109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109" calcext:value-type="float">
            <text:p>109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10" calcext:value-type="float">
            <text:p>110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10" calcext:value-type="float">
            <text:p>110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15" calcext:value-type="float">
            <text:p>115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115" calcext:value-type="float">
            <text:p>115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115" calcext:value-type="float">
            <text:p>115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11" calcext:value-type="float">
            <text:p>11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11" calcext:value-type="float">
            <text:p>11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16" calcext:value-type="float">
            <text:p>11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16" calcext:value-type="float">
            <text:p>11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116" calcext:value-type="float">
            <text:p>11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18" calcext:value-type="float">
            <text:p>118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05" calcext:value-type="float">
            <text:p>10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105" calcext:value-type="float">
            <text:p>10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20" calcext:value-type="float">
            <text:p>12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120" calcext:value-type="float">
            <text:p>12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115" calcext:value-type="float">
            <text:p>11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15" calcext:value-type="float">
            <text:p>11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115" calcext:value-type="float">
            <text:p>11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120" calcext:value-type="float">
            <text:p>12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120" calcext:value-type="float">
            <text:p>12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114" calcext:value-type="float">
            <text:p>11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14" calcext:value-type="float">
            <text:p>11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114" calcext:value-type="float">
            <text:p>114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112" calcext:value-type="float">
            <text:p>11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12" calcext:value-type="float">
            <text:p>11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118" calcext:value-type="float">
            <text:p>11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114" calcext:value-type="float">
            <text:p>11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16" calcext:value-type="float">
            <text:p>116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116" calcext:value-type="float">
            <text:p>116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116" calcext:value-type="float">
            <text:p>11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16" calcext:value-type="float">
            <text:p>11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116" calcext:value-type="float">
            <text:p>11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19" calcext:value-type="float">
            <text:p>11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119" calcext:value-type="float">
            <text:p>119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15" calcext:value-type="float">
            <text:p>115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15" calcext:value-type="float">
            <text:p>115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115" calcext:value-type="float">
            <text:p>115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112" calcext:value-type="float">
            <text:p>11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112" calcext:value-type="float">
            <text:p>11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121" calcext:value-type="float">
            <text:p>121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21" calcext:value-type="float">
            <text:p>121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121" calcext:value-type="float">
            <text:p>121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15" calcext:value-type="float">
            <text:p>115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15" calcext:value-type="float">
            <text:p>115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108" calcext:value-type="float">
            <text:p>10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108" calcext:value-type="float">
            <text:p>10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108" calcext:value-type="float">
            <text:p>10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113" calcext:value-type="float">
            <text:p>11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13" calcext:value-type="float">
            <text:p>11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113" calcext:value-type="float">
            <text:p>11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15" calcext:value-type="float">
            <text:p>115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13" calcext:value-type="float">
            <text:p>11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113" calcext:value-type="float">
            <text:p>11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113" calcext:value-type="float">
            <text:p>11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15" calcext:value-type="float">
            <text:p>11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15" calcext:value-type="float">
            <text:p>11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116" calcext:value-type="float">
            <text:p>11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116" calcext:value-type="float">
            <text:p>11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16" calcext:value-type="float">
            <text:p>116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116" calcext:value-type="float">
            <text:p>11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116" calcext:value-type="float">
            <text:p>11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116" calcext:value-type="float">
            <text:p>116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118" calcext:value-type="float">
            <text:p>11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15" calcext:value-type="float">
            <text:p>11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15" calcext:value-type="float">
            <text:p>11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115" calcext:value-type="float">
            <text:p>11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120" calcext:value-type="float">
            <text:p>12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20" calcext:value-type="float">
            <text:p>120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117" calcext:value-type="float">
            <text:p>117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20" calcext:value-type="float">
            <text:p>12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120" calcext:value-type="float">
            <text:p>12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115" calcext:value-type="float">
            <text:p>11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115" calcext:value-type="float">
            <text:p>11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115" calcext:value-type="float">
            <text:p>11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12" calcext:value-type="float">
            <text:p>11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112" calcext:value-type="float">
            <text:p>112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21" calcext:value-type="float">
            <text:p>12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21" calcext:value-type="float">
            <text:p>121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112" calcext:value-type="float">
            <text:p>11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112" calcext:value-type="float">
            <text:p>11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112" calcext:value-type="float">
            <text:p>11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19" calcext:value-type="float">
            <text:p>119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119" calcext:value-type="float">
            <text:p>119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110" calcext:value-type="float">
            <text:p>11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110" calcext:value-type="float">
            <text:p>11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110" calcext:value-type="float">
            <text:p>11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139" calcext:value-type="float">
            <text:p>139</text:p>
          </table:table-cell>
          <table:table-cell office:value-type="float" office:value="696" calcext:value-type="float">
            <text:p>696</text:p>
          </table:table-cell>
          <table:table-cell table:number-columns-repeated="7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139" calcext:value-type="float">
            <text:p>139</text:p>
          </table:table-cell>
          <table:table-cell office:value-type="float" office:value="696" calcext:value-type="float">
            <text:p>696</text:p>
          </table:table-cell>
          <table:table-cell table:number-columns-repeated="7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139" calcext:value-type="float">
            <text:p>139</text:p>
          </table:table-cell>
          <table:table-cell office:value-type="float" office:value="696" calcext:value-type="float">
            <text:p>696</text:p>
          </table:table-cell>
          <table:table-cell table:number-columns-repeated="7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07" calcext:value-type="float">
            <text:p>10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107" calcext:value-type="float">
            <text:p>10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07" calcext:value-type="float">
            <text:p>10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16" calcext:value-type="float">
            <text:p>11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116" calcext:value-type="float">
            <text:p>11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114" calcext:value-type="float">
            <text:p>114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14" calcext:value-type="float">
            <text:p>114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114" calcext:value-type="float">
            <text:p>114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12" calcext:value-type="float">
            <text:p>11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112" calcext:value-type="float">
            <text:p>11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09" calcext:value-type="float">
            <text:p>10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109" calcext:value-type="float">
            <text:p>10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109" calcext:value-type="float">
            <text:p>10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111" calcext:value-type="float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111" calcext:value-type="float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111" calcext:value-type="float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03" calcext:value-type="float">
            <text:p>10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103" calcext:value-type="float">
            <text:p>10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103" calcext:value-type="float">
            <text:p>10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103" calcext:value-type="float">
            <text:p>10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103" calcext:value-type="float">
            <text:p>10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109" calcext:value-type="float">
            <text:p>10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109" calcext:value-type="float">
            <text:p>10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14" calcext:value-type="float">
            <text:p>114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108" calcext:value-type="float">
            <text:p>108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108" calcext:value-type="float">
            <text:p>108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12" calcext:value-type="float">
            <text:p>112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112" calcext:value-type="float">
            <text:p>112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112" calcext:value-type="float">
            <text:p>112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111" calcext:value-type="float">
            <text:p>11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111" calcext:value-type="float">
            <text:p>11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111" calcext:value-type="float">
            <text:p>11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111" calcext:value-type="float">
            <text:p>11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111" calcext:value-type="float">
            <text:p>11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18" calcext:value-type="float">
            <text:p>118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106" calcext:value-type="float">
            <text:p>10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106" calcext:value-type="float">
            <text:p>10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98" calcext:value-type="float">
            <text:p>9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98" calcext:value-type="float">
            <text:p>9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100" calcext:value-type="float">
            <text:p>10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100" calcext:value-type="float">
            <text:p>10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100" calcext:value-type="float">
            <text:p>10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05" calcext:value-type="float">
            <text:p>10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105" calcext:value-type="float">
            <text:p>10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113" calcext:value-type="float">
            <text:p>11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113" calcext:value-type="float">
            <text:p>11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111" calcext:value-type="float">
            <text:p>11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111" calcext:value-type="float">
            <text:p>11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111" calcext:value-type="float">
            <text:p>111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112" calcext:value-type="float">
            <text:p>112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112" calcext:value-type="float">
            <text:p>112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110" calcext:value-type="float">
            <text:p>11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10" calcext:value-type="float">
            <text:p>11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10" calcext:value-type="float">
            <text:p>11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111" calcext:value-type="float">
            <text:p>11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11" calcext:value-type="float">
            <text:p>11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112" calcext:value-type="float">
            <text:p>11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112" calcext:value-type="float">
            <text:p>11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98" calcext:value-type="float">
            <text:p>9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98" calcext:value-type="float">
            <text:p>9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98" calcext:value-type="float">
            <text:p>9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98" calcext:value-type="float">
            <text:p>9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8" calcext:value-type="float">
            <text:p>9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107" calcext:value-type="float">
            <text:p>10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107" calcext:value-type="float">
            <text:p>10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107" calcext:value-type="float">
            <text:p>10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06" calcext:value-type="float">
            <text:p>10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06" calcext:value-type="float">
            <text:p>10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112" calcext:value-type="float">
            <text:p>11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12" calcext:value-type="float">
            <text:p>11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108" calcext:value-type="float">
            <text:p>10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08" calcext:value-type="float">
            <text:p>10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108" calcext:value-type="float">
            <text:p>10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111" calcext:value-type="float">
            <text:p>11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11" calcext:value-type="float">
            <text:p>11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07" calcext:value-type="float">
            <text:p>10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07" calcext:value-type="float">
            <text:p>10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107" calcext:value-type="float">
            <text:p>10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105" calcext:value-type="float">
            <text:p>10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105" calcext:value-type="float">
            <text:p>10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105" calcext:value-type="float">
            <text:p>10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111" calcext:value-type="float">
            <text:p>11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111" calcext:value-type="float">
            <text:p>11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19" calcext:value-type="float">
            <text:p>11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119" calcext:value-type="float">
            <text:p>11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19" calcext:value-type="float">
            <text:p>11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104" calcext:value-type="float">
            <text:p>10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4" calcext:value-type="float">
            <text:p>10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108" calcext:value-type="float">
            <text:p>10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108" calcext:value-type="float">
            <text:p>10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108" calcext:value-type="float">
            <text:p>10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109" calcext:value-type="float">
            <text:p>10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09" calcext:value-type="float">
            <text:p>10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109" calcext:value-type="float">
            <text:p>10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109" calcext:value-type="float">
            <text:p>10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109" calcext:value-type="float">
            <text:p>10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09" calcext:value-type="float">
            <text:p>10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112" calcext:value-type="float">
            <text:p>11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112" calcext:value-type="float">
            <text:p>112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107" calcext:value-type="float">
            <text:p>10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07" calcext:value-type="float">
            <text:p>10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114" calcext:value-type="float">
            <text:p>11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14" calcext:value-type="float">
            <text:p>11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114" calcext:value-type="float">
            <text:p>114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115" calcext:value-type="float">
            <text:p>11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15" calcext:value-type="float">
            <text:p>11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15" calcext:value-type="float">
            <text:p>11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99" calcext:value-type="float">
            <text:p>9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99" calcext:value-type="float">
            <text:p>9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98" calcext:value-type="float">
            <text:p>9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12" calcext:value-type="float">
            <text:p>11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112" calcext:value-type="float">
            <text:p>11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112" calcext:value-type="float">
            <text:p>11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12" calcext:value-type="float">
            <text:p>11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12" calcext:value-type="float">
            <text:p>112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08" calcext:value-type="float">
            <text:p>108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108" calcext:value-type="float">
            <text:p>108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106" calcext:value-type="float">
            <text:p>10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06" calcext:value-type="float">
            <text:p>10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06" calcext:value-type="float">
            <text:p>10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108" calcext:value-type="float">
            <text:p>10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108" calcext:value-type="float">
            <text:p>10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108" calcext:value-type="float">
            <text:p>10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08" calcext:value-type="float">
            <text:p>10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08" calcext:value-type="float">
            <text:p>10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109" calcext:value-type="float">
            <text:p>10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109" calcext:value-type="float">
            <text:p>10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08" calcext:value-type="float">
            <text:p>10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08" calcext:value-type="float">
            <text:p>10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108" calcext:value-type="float">
            <text:p>10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113" calcext:value-type="float">
            <text:p>11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13" calcext:value-type="float">
            <text:p>11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13" calcext:value-type="float">
            <text:p>113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12" calcext:value-type="float">
            <text:p>11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112" calcext:value-type="float">
            <text:p>112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105" calcext:value-type="float">
            <text:p>10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105" calcext:value-type="float">
            <text:p>10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05" calcext:value-type="float">
            <text:p>10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109" calcext:value-type="float">
            <text:p>10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09" calcext:value-type="float">
            <text:p>10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109" calcext:value-type="float">
            <text:p>10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09" calcext:value-type="float">
            <text:p>109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109" calcext:value-type="float">
            <text:p>109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13" calcext:value-type="float">
            <text:p>11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113" calcext:value-type="float">
            <text:p>11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113" calcext:value-type="float">
            <text:p>11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116" calcext:value-type="float">
            <text:p>116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16" calcext:value-type="float">
            <text:p>116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12" calcext:value-type="float">
            <text:p>112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112" calcext:value-type="float">
            <text:p>112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12" calcext:value-type="float">
            <text:p>112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05" calcext:value-type="float">
            <text:p>105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105" calcext:value-type="float">
            <text:p>105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109" calcext:value-type="float">
            <text:p>109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04" calcext:value-type="float">
            <text:p>10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04" calcext:value-type="float">
            <text:p>10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04" calcext:value-type="float">
            <text:p>10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12" calcext:value-type="float">
            <text:p>11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12" calcext:value-type="float">
            <text:p>11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7" calcext:value-type="float">
            <text:p>10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107" calcext:value-type="float">
            <text:p>10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113" calcext:value-type="float">
            <text:p>11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113" calcext:value-type="float">
            <text:p>11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13" calcext:value-type="float">
            <text:p>113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10" calcext:value-type="float">
            <text:p>11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110" calcext:value-type="float">
            <text:p>11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107" calcext:value-type="float">
            <text:p>10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07" calcext:value-type="float">
            <text:p>10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107" calcext:value-type="float">
            <text:p>107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96" calcext:value-type="float">
            <text:p>9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96" calcext:value-type="float">
            <text:p>9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04" calcext:value-type="float">
            <text:p>10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104" calcext:value-type="float">
            <text:p>10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104" calcext:value-type="float">
            <text:p>10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13" calcext:value-type="float">
            <text:p>113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113" calcext:value-type="float">
            <text:p>113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115" calcext:value-type="float">
            <text:p>115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115" calcext:value-type="float">
            <text:p>115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15" calcext:value-type="float">
            <text:p>115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09" calcext:value-type="float">
            <text:p>109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109" calcext:value-type="float">
            <text:p>109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109" calcext:value-type="float">
            <text:p>10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09" calcext:value-type="float">
            <text:p>10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09" calcext:value-type="float">
            <text:p>10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05" calcext:value-type="float">
            <text:p>105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05" calcext:value-type="float">
            <text:p>105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05" calcext:value-type="float">
            <text:p>105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241" calcext:value-type="float">
            <text:p>241</text:p>
          </table:table-cell>
          <table:table-cell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241" calcext:value-type="float">
            <text:p>241</text:p>
          </table:table-cell>
          <table:table-cell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108" calcext:value-type="float">
            <text:p>108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08" calcext:value-type="float">
            <text:p>108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108" calcext:value-type="float">
            <text:p>108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106" calcext:value-type="float">
            <text:p>106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106" calcext:value-type="float">
            <text:p>106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09" calcext:value-type="float">
            <text:p>109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109" calcext:value-type="float">
            <text:p>109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109" calcext:value-type="float">
            <text:p>109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109" calcext:value-type="float">
            <text:p>10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09" calcext:value-type="float">
            <text:p>109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13" calcext:value-type="float">
            <text:p>11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113" calcext:value-type="float">
            <text:p>113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110" calcext:value-type="float">
            <text:p>11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110" calcext:value-type="float">
            <text:p>110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81" calcext:value-type="float">
            <text:p>81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81" calcext:value-type="float">
            <text:p>81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81" calcext:value-type="float">
            <text:p>81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128" calcext:value-type="float">
            <text:p>12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22" calcext:value-type="float">
            <text:p>12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122" calcext:value-type="float">
            <text:p>12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122" calcext:value-type="float">
            <text:p>12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100" calcext:value-type="float">
            <text:p>10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100" calcext:value-type="float">
            <text:p>10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19" calcext:value-type="float">
            <text:p>11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119" calcext:value-type="float">
            <text:p>11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15" calcext:value-type="float">
            <text:p>115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115" calcext:value-type="float">
            <text:p>115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115" calcext:value-type="float">
            <text:p>115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110" calcext:value-type="float">
            <text:p>11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110" calcext:value-type="float">
            <text:p>11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110" calcext:value-type="float">
            <text:p>11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113" calcext:value-type="float">
            <text:p>11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113" calcext:value-type="float">
            <text:p>113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115" calcext:value-type="float">
            <text:p>11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15" calcext:value-type="float">
            <text:p>11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19" calcext:value-type="float">
            <text:p>11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119" calcext:value-type="float">
            <text:p>11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115" calcext:value-type="float">
            <text:p>11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115" calcext:value-type="float">
            <text:p>115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8" calcext:value-type="float">
            <text:p>11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118" calcext:value-type="float">
            <text:p>11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18" calcext:value-type="float">
            <text:p>11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118" calcext:value-type="float">
            <text:p>11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18" calcext:value-type="float">
            <text:p>11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14" calcext:value-type="float">
            <text:p>11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114" calcext:value-type="float">
            <text:p>11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14" calcext:value-type="float">
            <text:p>11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116" calcext:value-type="float">
            <text:p>11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116" calcext:value-type="float">
            <text:p>11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117" calcext:value-type="float">
            <text:p>117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117" calcext:value-type="float">
            <text:p>117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117" calcext:value-type="float">
            <text:p>117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20" calcext:value-type="float">
            <text:p>12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120" calcext:value-type="float">
            <text:p>12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14" calcext:value-type="float">
            <text:p>114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114" calcext:value-type="float">
            <text:p>114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116" calcext:value-type="float">
            <text:p>11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61" calcext:value-type="float">
            <text:p>6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61" calcext:value-type="float">
            <text:p>6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61" calcext:value-type="float">
            <text:p>61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75" calcext:value-type="float">
            <text:p>7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75" calcext:value-type="float">
            <text:p>7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77" calcext:value-type="float">
            <text:p>7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77" calcext:value-type="float">
            <text:p>7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77" calcext:value-type="float">
            <text:p>7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75" calcext:value-type="float">
            <text:p>7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75" calcext:value-type="float">
            <text:p>75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116" calcext:value-type="float">
            <text:p>11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119" calcext:value-type="float">
            <text:p>11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119" calcext:value-type="float">
            <text:p>11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119" calcext:value-type="float">
            <text:p>11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121" calcext:value-type="float">
            <text:p>12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121" calcext:value-type="float">
            <text:p>12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99" calcext:value-type="float">
            <text:p>9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99" calcext:value-type="float">
            <text:p>9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99" calcext:value-type="float">
            <text:p>9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101" calcext:value-type="float">
            <text:p>10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101" calcext:value-type="float">
            <text:p>10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110" calcext:value-type="float">
            <text:p>11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116" calcext:value-type="float">
            <text:p>116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14" calcext:value-type="float">
            <text:p>114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114" calcext:value-type="float">
            <text:p>114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116" calcext:value-type="float">
            <text:p>116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116" calcext:value-type="float">
            <text:p>116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16" calcext:value-type="float">
            <text:p>116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109" calcext:value-type="float">
            <text:p>109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109" calcext:value-type="float">
            <text:p>109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116" calcext:value-type="float">
            <text:p>116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115" calcext:value-type="float">
            <text:p>115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115" calcext:value-type="float">
            <text:p>115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115" calcext:value-type="float">
            <text:p>115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17" calcext:value-type="float">
            <text:p>11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112" calcext:value-type="float">
            <text:p>11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12" calcext:value-type="float">
            <text:p>112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5" calcext:value-type="float">
            <text:p>11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15" calcext:value-type="float">
            <text:p>11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115" calcext:value-type="float">
            <text:p>11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118" calcext:value-type="float">
            <text:p>11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118" calcext:value-type="float">
            <text:p>11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118" calcext:value-type="float">
            <text:p>118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111" calcext:value-type="float">
            <text:p>11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111" calcext:value-type="float">
            <text:p>11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11" calcext:value-type="float">
            <text:p>11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115" calcext:value-type="float">
            <text:p>11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15" calcext:value-type="float">
            <text:p>11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108" calcext:value-type="float">
            <text:p>10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08" calcext:value-type="float">
            <text:p>10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118" calcext:value-type="float">
            <text:p>11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118" calcext:value-type="float">
            <text:p>11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118" calcext:value-type="float">
            <text:p>11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18" calcext:value-type="float">
            <text:p>118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121" calcext:value-type="float">
            <text:p>12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21" calcext:value-type="float">
            <text:p>12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113" calcext:value-type="float">
            <text:p>113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116" calcext:value-type="float">
            <text:p>11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04" calcext:value-type="float">
            <text:p>10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104" calcext:value-type="float">
            <text:p>10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103" calcext:value-type="float">
            <text:p>10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103" calcext:value-type="float">
            <text:p>10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03" calcext:value-type="float">
            <text:p>10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97" calcext:value-type="float">
            <text:p>9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97" calcext:value-type="float">
            <text:p>9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104" calcext:value-type="float">
            <text:p>10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104" calcext:value-type="float">
            <text:p>10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114" calcext:value-type="float">
            <text:p>11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08" calcext:value-type="float">
            <text:p>10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108" calcext:value-type="float">
            <text:p>10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108" calcext:value-type="float">
            <text:p>10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114" calcext:value-type="float">
            <text:p>114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14" calcext:value-type="float">
            <text:p>114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114" calcext:value-type="float">
            <text:p>114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14" calcext:value-type="float">
            <text:p>114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114" calcext:value-type="float">
            <text:p>114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108" calcext:value-type="float">
            <text:p>10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08" calcext:value-type="float">
            <text:p>10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108" calcext:value-type="float">
            <text:p>10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114" calcext:value-type="float">
            <text:p>11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114" calcext:value-type="float">
            <text:p>11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116" calcext:value-type="float">
            <text:p>11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16" calcext:value-type="float">
            <text:p>11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116" calcext:value-type="float">
            <text:p>11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114" calcext:value-type="float">
            <text:p>11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110" calcext:value-type="float">
            <text:p>11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110" calcext:value-type="float">
            <text:p>11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117" calcext:value-type="float">
            <text:p>11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110" calcext:value-type="float">
            <text:p>11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10" calcext:value-type="float">
            <text:p>11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110" calcext:value-type="float">
            <text:p>11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107" calcext:value-type="float">
            <text:p>10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107" calcext:value-type="float">
            <text:p>10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112" calcext:value-type="float">
            <text:p>11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12" calcext:value-type="float">
            <text:p>11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112" calcext:value-type="float">
            <text:p>11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111" calcext:value-type="float">
            <text:p>11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111" calcext:value-type="float">
            <text:p>11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11" calcext:value-type="float">
            <text:p>11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114" calcext:value-type="float">
            <text:p>11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114" calcext:value-type="float">
            <text:p>114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110" calcext:value-type="float">
            <text:p>11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110" calcext:value-type="float">
            <text:p>110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18" calcext:value-type="float">
            <text:p>11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103" calcext:value-type="float">
            <text:p>10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103" calcext:value-type="float">
            <text:p>10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103" calcext:value-type="float">
            <text:p>10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110" calcext:value-type="float">
            <text:p>11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10" calcext:value-type="float">
            <text:p>110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114" calcext:value-type="float">
            <text:p>114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09" calcext:value-type="float">
            <text:p>10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109" calcext:value-type="float">
            <text:p>10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106" calcext:value-type="float">
            <text:p>10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106" calcext:value-type="float">
            <text:p>10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106" calcext:value-type="float">
            <text:p>10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112" calcext:value-type="float">
            <text:p>11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112" calcext:value-type="float">
            <text:p>11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107" calcext:value-type="float">
            <text:p>10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07" calcext:value-type="float">
            <text:p>10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107" calcext:value-type="float">
            <text:p>10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10" calcext:value-type="float">
            <text:p>110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110" calcext:value-type="float">
            <text:p>110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117" calcext:value-type="float">
            <text:p>11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17" calcext:value-type="float">
            <text:p>11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117" calcext:value-type="float">
            <text:p>11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19" calcext:value-type="float">
            <text:p>119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19" calcext:value-type="float">
            <text:p>119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110" calcext:value-type="float">
            <text:p>110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110" calcext:value-type="float">
            <text:p>110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110" calcext:value-type="float">
            <text:p>110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10" calcext:value-type="float">
            <text:p>110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110" calcext:value-type="float">
            <text:p>110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115" calcext:value-type="float">
            <text:p>115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115" calcext:value-type="float">
            <text:p>115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15" calcext:value-type="float">
            <text:p>115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108" calcext:value-type="float">
            <text:p>10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108" calcext:value-type="float">
            <text:p>10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10" calcext:value-type="float">
            <text:p>11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110" calcext:value-type="float">
            <text:p>11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114" calcext:value-type="float">
            <text:p>11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114" calcext:value-type="float">
            <text:p>11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119" calcext:value-type="float">
            <text:p>11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119" calcext:value-type="float">
            <text:p>11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12" calcext:value-type="float">
            <text:p>11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112" calcext:value-type="float">
            <text:p>11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109" calcext:value-type="float">
            <text:p>10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09" calcext:value-type="float">
            <text:p>10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117" calcext:value-type="float">
            <text:p>11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117" calcext:value-type="float">
            <text:p>11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117" calcext:value-type="float">
            <text:p>117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2" calcext:value-type="float">
            <text:p>5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52" calcext:value-type="float">
            <text:p>52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77" calcext:value-type="float">
            <text:p>7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77" calcext:value-type="float">
            <text:p>7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77" calcext:value-type="float">
            <text:p>7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81" calcext:value-type="float">
            <text:p>8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81" calcext:value-type="float">
            <text:p>81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75" calcext:value-type="float">
            <text:p>7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75" calcext:value-type="float">
            <text:p>7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75" calcext:value-type="float">
            <text:p>75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71" calcext:value-type="float">
            <text:p>71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80" calcext:value-type="float">
            <text:p>80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80" calcext:value-type="float">
            <text:p>80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61" calcext:value-type="float">
            <text:p>6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61" calcext:value-type="float">
            <text:p>6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61" calcext:value-type="float">
            <text:p>6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62" calcext:value-type="float">
            <text:p>6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62" calcext:value-type="float">
            <text:p>6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73" calcext:value-type="float">
            <text:p>73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73" calcext:value-type="float">
            <text:p>73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72" calcext:value-type="float">
            <text:p>7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72" calcext:value-type="float">
            <text:p>7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72" calcext:value-type="float">
            <text:p>72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79" calcext:value-type="float">
            <text:p>7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79" calcext:value-type="float">
            <text:p>79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72" calcext:value-type="float">
            <text:p>7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72" calcext:value-type="float">
            <text:p>7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72" calcext:value-type="float">
            <text:p>7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74" calcext:value-type="float">
            <text:p>7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74" calcext:value-type="float">
            <text:p>74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72" calcext:value-type="float">
            <text:p>7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80" calcext:value-type="float">
            <text:p>8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80" calcext:value-type="float">
            <text:p>8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73" calcext:value-type="float">
            <text:p>73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73" calcext:value-type="float">
            <text:p>73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73" calcext:value-type="float">
            <text:p>73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80" calcext:value-type="float">
            <text:p>80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80" calcext:value-type="float">
            <text:p>80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81" calcext:value-type="float">
            <text:p>8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81" calcext:value-type="float">
            <text:p>8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81" calcext:value-type="float">
            <text:p>8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72" calcext:value-type="float">
            <text:p>72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72" calcext:value-type="float">
            <text:p>72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72" calcext:value-type="float">
            <text:p>72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72" calcext:value-type="float">
            <text:p>72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73" calcext:value-type="float">
            <text:p>7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73" calcext:value-type="float">
            <text:p>7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73" calcext:value-type="float">
            <text:p>73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76" calcext:value-type="float">
            <text:p>76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76" calcext:value-type="float">
            <text:p>76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75" calcext:value-type="float">
            <text:p>7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75" calcext:value-type="float">
            <text:p>7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75" calcext:value-type="float">
            <text:p>7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78" calcext:value-type="float">
            <text:p>7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78" calcext:value-type="float">
            <text:p>78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78" calcext:value-type="float">
            <text:p>7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78" calcext:value-type="float">
            <text:p>7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78" calcext:value-type="float">
            <text:p>78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77" calcext:value-type="float">
            <text:p>7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77" calcext:value-type="float">
            <text:p>77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7" calcext:value-type="float">
            <text:p>67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67" calcext:value-type="float">
            <text:p>67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67" calcext:value-type="float">
            <text:p>67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71" calcext:value-type="float">
            <text:p>71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71" calcext:value-type="float">
            <text:p>71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70" calcext:value-type="float">
            <text:p>70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70" calcext:value-type="float">
            <text:p>70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70" calcext:value-type="float">
            <text:p>70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71" calcext:value-type="float">
            <text:p>71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71" calcext:value-type="float">
            <text:p>71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71" calcext:value-type="float">
            <text:p>71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71" calcext:value-type="float">
            <text:p>71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71" calcext:value-type="float">
            <text:p>71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69" calcext:value-type="float">
            <text:p>69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69" calcext:value-type="float">
            <text:p>69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66" calcext:value-type="float">
            <text:p>66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66" calcext:value-type="float">
            <text:p>66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6" calcext:value-type="float">
            <text:p>66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76" calcext:value-type="float">
            <text:p>76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76" calcext:value-type="float">
            <text:p>76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72" calcext:value-type="float">
            <text:p>72</text:p>
          </table:table-cell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72" calcext:value-type="float">
            <text:p>72</text:p>
          </table:table-cell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72" calcext:value-type="float">
            <text:p>72</text:p>
          </table:table-cell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69" calcext:value-type="float">
            <text:p>69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69" calcext:value-type="float">
            <text:p>69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78" calcext:value-type="float">
            <text:p>78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78" calcext:value-type="float">
            <text:p>78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8" calcext:value-type="float">
            <text:p>78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65" calcext:value-type="float">
            <text:p>65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65" calcext:value-type="float">
            <text:p>65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58" calcext:value-type="float">
            <text:p>58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58" calcext:value-type="float">
            <text:p>58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58" calcext:value-type="float">
            <text:p>58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57" calcext:value-type="float">
            <text:p>57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57" calcext:value-type="float">
            <text:p>57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63" calcext:value-type="float">
            <text:p>63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63" calcext:value-type="float">
            <text:p>63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63" calcext:value-type="float">
            <text:p>63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71" calcext:value-type="float">
            <text:p>71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71" calcext:value-type="float">
            <text:p>71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71" calcext:value-type="float">
            <text:p>71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71" calcext:value-type="float">
            <text:p>71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71" calcext:value-type="float">
            <text:p>71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75" calcext:value-type="float">
            <text:p>75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75" calcext:value-type="float">
            <text:p>75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64" calcext:value-type="float">
            <text:p>64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64" calcext:value-type="float">
            <text:p>64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71" calcext:value-type="float">
            <text:p>7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71" calcext:value-type="float">
            <text:p>7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71" calcext:value-type="float">
            <text:p>7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75" calcext:value-type="float">
            <text:p>75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75" calcext:value-type="float">
            <text:p>75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65" calcext:value-type="float">
            <text:p>65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65" calcext:value-type="float">
            <text:p>65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65" calcext:value-type="float">
            <text:p>65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75" calcext:value-type="float">
            <text:p>75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75" calcext:value-type="float">
            <text:p>75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67" calcext:value-type="float">
            <text:p>67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67" calcext:value-type="float">
            <text:p>67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72" calcext:value-type="float">
            <text:p>72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72" calcext:value-type="float">
            <text:p>72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72" calcext:value-type="float">
            <text:p>72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73" calcext:value-type="float">
            <text:p>73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73" calcext:value-type="float">
            <text:p>73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71" calcext:value-type="float">
            <text:p>71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71" calcext:value-type="float">
            <text:p>71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71" calcext:value-type="float">
            <text:p>71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72" calcext:value-type="float">
            <text:p>72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72" calcext:value-type="float">
            <text:p>72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75" calcext:value-type="float">
            <text:p>75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75" calcext:value-type="float">
            <text:p>75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75" calcext:value-type="float">
            <text:p>75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63" calcext:value-type="float">
            <text:p>63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63" calcext:value-type="float">
            <text:p>63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66" calcext:value-type="float">
            <text:p>66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66" calcext:value-type="float">
            <text:p>66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66" calcext:value-type="float">
            <text:p>66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71" calcext:value-type="float">
            <text:p>71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71" calcext:value-type="float">
            <text:p>71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71" calcext:value-type="float">
            <text:p>7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73" calcext:value-type="float">
            <text:p>73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73" calcext:value-type="float">
            <text:p>73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67" calcext:value-type="float">
            <text:p>67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67" calcext:value-type="float">
            <text:p>67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67" calcext:value-type="float">
            <text:p>67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67" calcext:value-type="float">
            <text:p>67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67" calcext:value-type="float">
            <text:p>67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68" calcext:value-type="float">
            <text:p>68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68" calcext:value-type="float">
            <text:p>68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68" calcext:value-type="float">
            <text:p>68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69" calcext:value-type="float">
            <text:p>69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9" calcext:value-type="float">
            <text:p>69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72" calcext:value-type="float">
            <text:p>72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72" calcext:value-type="float">
            <text:p>72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72" calcext:value-type="float">
            <text:p>72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73" calcext:value-type="float">
            <text:p>73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73" calcext:value-type="float">
            <text:p>73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73" calcext:value-type="float">
            <text:p>73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73" calcext:value-type="float">
            <text:p>73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73" calcext:value-type="float">
            <text:p>73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169" calcext:value-type="float">
            <text:p>16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69" calcext:value-type="float">
            <text:p>169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103" calcext:value-type="float">
            <text:p>103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103" calcext:value-type="float">
            <text:p>103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103" calcext:value-type="float">
            <text:p>103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97" calcext:value-type="float">
            <text:p>9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97" calcext:value-type="float">
            <text:p>9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97" calcext:value-type="float">
            <text:p>97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105" calcext:value-type="float">
            <text:p>10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05" calcext:value-type="float">
            <text:p>105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105" calcext:value-type="float">
            <text:p>105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105" calcext:value-type="float">
            <text:p>105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105" calcext:value-type="float">
            <text:p>105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114" calcext:value-type="float">
            <text:p>114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114" calcext:value-type="float">
            <text:p>114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112" calcext:value-type="float">
            <text:p>112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112" calcext:value-type="float">
            <text:p>112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112" calcext:value-type="float">
            <text:p>112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14" calcext:value-type="float">
            <text:p>11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4" calcext:value-type="float">
            <text:p>114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109" calcext:value-type="float">
            <text:p>10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109" calcext:value-type="float">
            <text:p>10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109" calcext:value-type="float">
            <text:p>10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111" calcext:value-type="float">
            <text:p>111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111" calcext:value-type="float">
            <text:p>111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111" calcext:value-type="float">
            <text:p>111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107" calcext:value-type="float">
            <text:p>10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107" calcext:value-type="float">
            <text:p>10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107" calcext:value-type="float">
            <text:p>10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113" calcext:value-type="float">
            <text:p>11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114" calcext:value-type="float">
            <text:p>11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114" calcext:value-type="float">
            <text:p>11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114" calcext:value-type="float">
            <text:p>11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113" calcext:value-type="float">
            <text:p>11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115" calcext:value-type="float">
            <text:p>11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115" calcext:value-type="float">
            <text:p>11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15" calcext:value-type="float">
            <text:p>11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17" calcext:value-type="float">
            <text:p>11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102" calcext:value-type="float">
            <text:p>10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102" calcext:value-type="float">
            <text:p>10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102" calcext:value-type="float">
            <text:p>10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118" calcext:value-type="float">
            <text:p>118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114" calcext:value-type="float">
            <text:p>114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14" calcext:value-type="float">
            <text:p>114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114" calcext:value-type="float">
            <text:p>114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112" calcext:value-type="float">
            <text:p>112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112" calcext:value-type="float">
            <text:p>112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107" calcext:value-type="float">
            <text:p>107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107" calcext:value-type="float">
            <text:p>107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107" calcext:value-type="float">
            <text:p>107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115" calcext:value-type="float">
            <text:p>11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112" calcext:value-type="float">
            <text:p>11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112" calcext:value-type="float">
            <text:p>11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112" calcext:value-type="float">
            <text:p>11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118" calcext:value-type="float">
            <text:p>11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18" calcext:value-type="float">
            <text:p>11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118" calcext:value-type="float">
            <text:p>118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110" calcext:value-type="float">
            <text:p>11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110" calcext:value-type="float">
            <text:p>11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110" calcext:value-type="float">
            <text:p>11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09" calcext:value-type="float">
            <text:p>10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107" calcext:value-type="float">
            <text:p>107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107" calcext:value-type="float">
            <text:p>107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109" calcext:value-type="float">
            <text:p>10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09" calcext:value-type="float">
            <text:p>10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109" calcext:value-type="float">
            <text:p>109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108" calcext:value-type="float">
            <text:p>10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08" calcext:value-type="float">
            <text:p>10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108" calcext:value-type="float">
            <text:p>10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113" calcext:value-type="float">
            <text:p>11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108" calcext:value-type="float">
            <text:p>10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108" calcext:value-type="float">
            <text:p>10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108" calcext:value-type="float">
            <text:p>10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105" calcext:value-type="float">
            <text:p>10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105" calcext:value-type="float">
            <text:p>10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116" calcext:value-type="float">
            <text:p>11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6" calcext:value-type="float">
            <text:p>11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116" calcext:value-type="float">
            <text:p>11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111" calcext:value-type="float">
            <text:p>111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112" calcext:value-type="float">
            <text:p>11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16" calcext:value-type="float">
            <text:p>11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116" calcext:value-type="float">
            <text:p>11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111" calcext:value-type="float">
            <text:p>111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113" calcext:value-type="float">
            <text:p>113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122" calcext:value-type="float">
            <text:p>12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122" calcext:value-type="float">
            <text:p>12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122" calcext:value-type="float">
            <text:p>12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00" calcext:value-type="float">
            <text:p>10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00" calcext:value-type="float">
            <text:p>10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99" calcext:value-type="float">
            <text:p>9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108" calcext:value-type="float">
            <text:p>10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108" calcext:value-type="float">
            <text:p>10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108" calcext:value-type="float">
            <text:p>108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07" calcext:value-type="float">
            <text:p>10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107" calcext:value-type="float">
            <text:p>10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104" calcext:value-type="float">
            <text:p>10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104" calcext:value-type="float">
            <text:p>10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04" calcext:value-type="float">
            <text:p>10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104" calcext:value-type="float">
            <text:p>10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104" calcext:value-type="float">
            <text:p>104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109" calcext:value-type="float">
            <text:p>109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109" calcext:value-type="float">
            <text:p>109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109" calcext:value-type="float">
            <text:p>109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205" calcext:value-type="float">
            <text:p>205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205" calcext:value-type="float">
            <text:p>205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73" calcext:value-type="float">
            <text:p>7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73" calcext:value-type="float">
            <text:p>7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73" calcext:value-type="float">
            <text:p>7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82" calcext:value-type="float">
            <text:p>8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82" calcext:value-type="float">
            <text:p>82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117" calcext:value-type="float">
            <text:p>117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22" calcext:value-type="float">
            <text:p>12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122" calcext:value-type="float">
            <text:p>12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114" calcext:value-type="float">
            <text:p>11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114" calcext:value-type="float">
            <text:p>11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110" calcext:value-type="float">
            <text:p>11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09" calcext:value-type="float">
            <text:p>10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109" calcext:value-type="float">
            <text:p>109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114" calcext:value-type="float">
            <text:p>11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114" calcext:value-type="float">
            <text:p>11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114" calcext:value-type="float">
            <text:p>114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105" calcext:value-type="float">
            <text:p>10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105" calcext:value-type="float">
            <text:p>105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101" calcext:value-type="float">
            <text:p>10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101" calcext:value-type="float">
            <text:p>10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101" calcext:value-type="float">
            <text:p>101</text:p>
          </table:table-cell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07" calcext:value-type="float">
            <text:p>10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107" calcext:value-type="float">
            <text:p>107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112" calcext:value-type="float">
            <text:p>112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112" calcext:value-type="float">
            <text:p>112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112" calcext:value-type="float">
            <text:p>112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115" calcext:value-type="float">
            <text:p>11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115" calcext:value-type="float">
            <text:p>115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109" calcext:value-type="float">
            <text:p>10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67" calcext:value-type="float">
            <text:p>6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67" calcext:value-type="float">
            <text:p>6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67" calcext:value-type="float">
            <text:p>67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111" calcext:value-type="float">
            <text:p>11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111" calcext:value-type="float">
            <text:p>111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-3" calcext:value-type="float">
            <text:p>-3</text:p>
          </table:table-cell>
          <table:table-cell office:value-type="float" office:value="779" calcext:value-type="float">
            <text:p>779</text:p>
          </table:table-cell>
          <table:table-cell table:number-columns-repeated="7"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-3" calcext:value-type="float">
            <text:p>-3</text:p>
          </table:table-cell>
          <table:table-cell office:value-type="float" office:value="779" calcext:value-type="float">
            <text:p>779</text:p>
          </table:table-cell>
          <table:table-cell table:number-columns-repeated="7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8" calcext:value-type="float">
            <text:p>108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08" calcext:value-type="float">
            <text:p>108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108" calcext:value-type="float">
            <text:p>108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75" calcext:value-type="float">
            <text:p>7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75" calcext:value-type="float">
            <text:p>7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75" calcext:value-type="float">
            <text:p>75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74" calcext:value-type="float">
            <text:p>7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74" calcext:value-type="float">
            <text:p>7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74" calcext:value-type="float">
            <text:p>7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74" calcext:value-type="float">
            <text:p>74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71" calcext:value-type="float">
            <text:p>7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71" calcext:value-type="float">
            <text:p>7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71" calcext:value-type="float">
            <text:p>7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79" calcext:value-type="float">
            <text:p>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79" calcext:value-type="float">
            <text:p>79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80" calcext:value-type="float">
            <text:p>8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86" calcext:value-type="float">
            <text:p>86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84" calcext:value-type="float">
            <text:p>8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84" calcext:value-type="float">
            <text:p>8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84" calcext:value-type="float">
            <text:p>8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76" calcext:value-type="float">
            <text:p>7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76" calcext:value-type="float">
            <text:p>76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81" calcext:value-type="float">
            <text:p>8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81" calcext:value-type="float">
            <text:p>8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81" calcext:value-type="float">
            <text:p>81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80" calcext:value-type="float">
            <text:p>80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80" calcext:value-type="float">
            <text:p>80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85" calcext:value-type="float">
            <text:p>85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85" calcext:value-type="float">
            <text:p>85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85" calcext:value-type="float">
            <text:p>85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78" calcext:value-type="float">
            <text:p>7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78" calcext:value-type="float">
            <text:p>78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79" calcext:value-type="float">
            <text:p>7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82" calcext:value-type="float">
            <text:p>8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82" calcext:value-type="float">
            <text:p>82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75" calcext:value-type="float">
            <text:p>75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84" calcext:value-type="float">
            <text:p>8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84" calcext:value-type="float">
            <text:p>8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81" calcext:value-type="float">
            <text:p>8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81" calcext:value-type="float">
            <text:p>8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77" calcext:value-type="float">
            <text:p>7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77" calcext:value-type="float">
            <text:p>7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77" calcext:value-type="float">
            <text:p>77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77" calcext:value-type="float">
            <text:p>7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77" calcext:value-type="float">
            <text:p>7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81" calcext:value-type="float">
            <text:p>8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81" calcext:value-type="float">
            <text:p>8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81" calcext:value-type="float">
            <text:p>8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81" calcext:value-type="float">
            <text:p>8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81" calcext:value-type="float">
            <text:p>8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76" calcext:value-type="float">
            <text:p>7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76" calcext:value-type="float">
            <text:p>76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85" calcext:value-type="float">
            <text:p>8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85" calcext:value-type="float">
            <text:p>8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85" calcext:value-type="float">
            <text:p>85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82" calcext:value-type="float">
            <text:p>8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82" calcext:value-type="float">
            <text:p>82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65" calcext:value-type="float">
            <text:p>6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65" calcext:value-type="float">
            <text:p>6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65" calcext:value-type="float">
            <text:p>65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72" calcext:value-type="float">
            <text:p>7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72" calcext:value-type="float">
            <text:p>72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79" calcext:value-type="float">
            <text:p>79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75" calcext:value-type="float">
            <text:p>75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75" calcext:value-type="float">
            <text:p>75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76" calcext:value-type="float">
            <text:p>76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76" calcext:value-type="float">
            <text:p>76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76" calcext:value-type="float">
            <text:p>76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76" calcext:value-type="float">
            <text:p>76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76" calcext:value-type="float">
            <text:p>76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77" calcext:value-type="float">
            <text:p>77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77" calcext:value-type="float">
            <text:p>77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77" calcext:value-type="float">
            <text:p>77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78" calcext:value-type="float">
            <text:p>7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78" calcext:value-type="float">
            <text:p>78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77" calcext:value-type="float">
            <text:p>7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77" calcext:value-type="float">
            <text:p>7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77" calcext:value-type="float">
            <text:p>77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82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82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81" calcext:value-type="float">
            <text:p>8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81" calcext:value-type="float">
            <text:p>8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81" calcext:value-type="float">
            <text:p>81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79" calcext:value-type="float">
            <text:p>7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79" calcext:value-type="float">
            <text:p>7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83" calcext:value-type="float">
            <text:p>8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83" calcext:value-type="float">
            <text:p>8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83" calcext:value-type="float">
            <text:p>83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79" calcext:value-type="float">
            <text:p>7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79" calcext:value-type="float">
            <text:p>7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81" calcext:value-type="float">
            <text:p>81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86" calcext:value-type="float">
            <text:p>86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79" calcext:value-type="float">
            <text:p>7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79" calcext:value-type="float">
            <text:p>7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68" calcext:value-type="float">
            <text:p>6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68" calcext:value-type="float">
            <text:p>6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68" calcext:value-type="float">
            <text:p>6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69" calcext:value-type="float">
            <text:p>6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69" calcext:value-type="float">
            <text:p>6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78" calcext:value-type="float">
            <text:p>7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78" calcext:value-type="float">
            <text:p>7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78" calcext:value-type="float">
            <text:p>78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78" calcext:value-type="float">
            <text:p>7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78" calcext:value-type="float">
            <text:p>7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78" calcext:value-type="float">
            <text:p>78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77" calcext:value-type="float">
            <text:p>7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77" calcext:value-type="float">
            <text:p>77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78" calcext:value-type="float">
            <text:p>7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78" calcext:value-type="float">
            <text:p>7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78" calcext:value-type="float">
            <text:p>78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79" calcext:value-type="float">
            <text:p>7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79" calcext:value-type="float">
            <text:p>7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79" calcext:value-type="float">
            <text:p>79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74" calcext:value-type="float">
            <text:p>7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74" calcext:value-type="float">
            <text:p>74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77" calcext:value-type="float">
            <text:p>7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81" calcext:value-type="float">
            <text:p>8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83" calcext:value-type="float">
            <text:p>83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70" calcext:value-type="float">
            <text:p>7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70" calcext:value-type="float">
            <text:p>7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70" calcext:value-type="float">
            <text:p>7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80" calcext:value-type="float">
            <text:p>8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78" calcext:value-type="float">
            <text:p>7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76" calcext:value-type="float">
            <text:p>7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76" calcext:value-type="float">
            <text:p>7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76" calcext:value-type="float">
            <text:p>76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83" calcext:value-type="float">
            <text:p>8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83" calcext:value-type="float">
            <text:p>83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76" calcext:value-type="float">
            <text:p>76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76" calcext:value-type="float">
            <text:p>76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76" calcext:value-type="float">
            <text:p>76</text:p>
          </table:table-cell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80" calcext:value-type="float">
            <text:p>80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0" calcext:value-type="float">
            <text:p>80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80" calcext:value-type="float">
            <text:p>80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78" calcext:value-type="float">
            <text:p>7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78" calcext:value-type="float">
            <text:p>78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77" calcext:value-type="float">
            <text:p>7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77" calcext:value-type="float">
            <text:p>7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77" calcext:value-type="float">
            <text:p>77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80" calcext:value-type="float">
            <text:p>8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79" calcext:value-type="float">
            <text:p>7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79" calcext:value-type="float">
            <text:p>7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79" calcext:value-type="float">
            <text:p>79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73" calcext:value-type="float">
            <text:p>73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73" calcext:value-type="float">
            <text:p>73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76" calcext:value-type="float">
            <text:p>7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76" calcext:value-type="float">
            <text:p>7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76" calcext:value-type="float">
            <text:p>76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76" calcext:value-type="float">
            <text:p>7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76" calcext:value-type="float">
            <text:p>7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76" calcext:value-type="float">
            <text:p>7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84" calcext:value-type="float">
            <text:p>8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84" calcext:value-type="float">
            <text:p>84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80" calcext:value-type="float">
            <text:p>8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80" calcext:value-type="float">
            <text:p>8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80" calcext:value-type="float">
            <text:p>80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84" calcext:value-type="float">
            <text:p>8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84" calcext:value-type="float">
            <text:p>8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84" calcext:value-type="float">
            <text:p>84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74" calcext:value-type="float">
            <text:p>7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74" calcext:value-type="float">
            <text:p>7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74" calcext:value-type="float">
            <text:p>74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90" calcext:value-type="float">
            <text:p>9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90" calcext:value-type="float">
            <text:p>9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106" calcext:value-type="float">
            <text:p>106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106" calcext:value-type="float">
            <text:p>106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106" calcext:value-type="float">
            <text:p>106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111" calcext:value-type="float">
            <text:p>111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124" calcext:value-type="float">
            <text:p>124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24" calcext:value-type="float">
            <text:p>124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24" calcext:value-type="float">
            <text:p>124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111" calcext:value-type="float">
            <text:p>11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111" calcext:value-type="float">
            <text:p>111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122" calcext:value-type="float">
            <text:p>12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122" calcext:value-type="float">
            <text:p>12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122" calcext:value-type="float">
            <text:p>122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114" calcext:value-type="float">
            <text:p>114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114" calcext:value-type="float">
            <text:p>114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116" calcext:value-type="float">
            <text:p>116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16" calcext:value-type="float">
            <text:p>116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116" calcext:value-type="float">
            <text:p>116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120" calcext:value-type="float">
            <text:p>120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20" calcext:value-type="float">
            <text:p>120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120" calcext:value-type="float">
            <text:p>120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124" calcext:value-type="float">
            <text:p>124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4" calcext:value-type="float">
            <text:p>124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124" calcext:value-type="float">
            <text:p>124</text:p>
          </table:table-cell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120" calcext:value-type="float">
            <text:p>12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120" calcext:value-type="float">
            <text:p>120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119" calcext:value-type="float">
            <text:p>11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119" calcext:value-type="float">
            <text:p>11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119" calcext:value-type="float">
            <text:p>119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120" calcext:value-type="float">
            <text:p>12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120" calcext:value-type="float">
            <text:p>120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124" calcext:value-type="float">
            <text:p>12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24" calcext:value-type="float">
            <text:p>12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124" calcext:value-type="float">
            <text:p>124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116" calcext:value-type="float">
            <text:p>11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116" calcext:value-type="float">
            <text:p>116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123" calcext:value-type="float">
            <text:p>12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123" calcext:value-type="float">
            <text:p>12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123" calcext:value-type="float">
            <text:p>123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117" calcext:value-type="float">
            <text:p>11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117" calcext:value-type="float">
            <text:p>117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119" calcext:value-type="float">
            <text:p>11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19" calcext:value-type="float">
            <text:p>11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119" calcext:value-type="float">
            <text:p>119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120" calcext:value-type="float">
            <text:p>12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120" calcext:value-type="float">
            <text:p>12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120" calcext:value-type="float">
            <text:p>120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118" calcext:value-type="float">
            <text:p>11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118" calcext:value-type="float">
            <text:p>118</text:p>
          </table:table-cell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I2:Sheet1.I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16:19:24.8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0:36:37.505000000</meta:creation-date>
    <dc:date>2014-12-30T16:41:55.708000000</dc:date>
    <meta:editing-duration>PT2H54M52S</meta:editing-duration>
    <meta:editing-cycles>20</meta:editing-cycles>
    <meta:generator>LibreOffice/4.3.2.2$Windows_x86 LibreOffice_project/edfb5295ba211bd31ad47d0bad0118690f76407d</meta:generator>
    <meta:document-statistic meta:table-count="1" meta:cell-count="15087" meta:object-count="0"/>
  </office:meta>
</office:document-meta>
</file>